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1pt"/>
    </style:style>
    <style:style style:name="co2" style:family="table-column">
      <style:table-column-properties fo:break-before="auto" style:column-width="105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8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export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xp for next level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2]^[parameters.$B$2] + [parameters.$C$2]*([.A2]-1)+[parameters.$A$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[.C2]" office:value-type="float" office:value="10" calcext:value-type="float">
            <text:p>10</text:p>
          </table:table-cell>
          <table:table-cell table:formula="of:=[.$A3]^[parameters.$B$2] + [parameters.$C$2]*([.A3]-1)+[parameters.$A$2]" office:value-type="float" office:value="22" calcext:value-type="float">
            <text:p>22</text:p>
          </table:table-cell>
          <table:table-cell table:formula="of:=[.C3]/[.C2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C3]" office:value-type="float" office:value="32" calcext:value-type="float">
            <text:p>32</text:p>
          </table:table-cell>
          <table:table-cell table:formula="of:=[.$A4]^[parameters.$B$2] + [parameters.$C$2]*([.A4]-1)+[parameters.$A$2]" office:value-type="float" office:value="46" calcext:value-type="float">
            <text:p>46</text:p>
          </table:table-cell>
          <table:table-cell table:formula="of:=[.C4]/[.C3]" office:value-type="float" office:value="2.09090909090909" calcext:value-type="float">
            <text:p>2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[.C4]" office:value-type="float" office:value="78" calcext:value-type="float">
            <text:p>78</text:p>
          </table:table-cell>
          <table:table-cell table:formula="of:=[.$A5]^[parameters.$B$2] + [parameters.$C$2]*([.A5]-1)+[parameters.$A$2]" office:value-type="float" office:value="88" calcext:value-type="float">
            <text:p>88</text:p>
          </table:table-cell>
          <table:table-cell table:formula="of:=[.C5]/[.C4]" office:value-type="float" office:value="1.91304347826087" calcext:value-type="float">
            <text:p>1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[.C5]" office:value-type="float" office:value="166" calcext:value-type="float">
            <text:p>166</text:p>
          </table:table-cell>
          <table:table-cell table:formula="of:=[.$A6]^[parameters.$B$2] + [parameters.$C$2]*([.A6]-1)+[parameters.$A$2]" office:value-type="float" office:value="154" calcext:value-type="float">
            <text:p>154</text:p>
          </table:table-cell>
          <table:table-cell table:formula="of:=[.C6]/[.C5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+[.C6]" office:value-type="float" office:value="320" calcext:value-type="float">
            <text:p>320</text:p>
          </table:table-cell>
          <table:table-cell table:formula="of:=[.$A7]^[parameters.$B$2] + [parameters.$C$2]*([.A7]-1)+[parameters.$A$2]" office:value-type="float" office:value="250" calcext:value-type="float">
            <text:p>250</text:p>
          </table:table-cell>
          <table:table-cell table:formula="of:=[.C7]/[.C6]" office:value-type="float" office:value="1.62337662337662" calcext:value-type="float">
            <text:p>1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+[.C7]" office:value-type="float" office:value="570" calcext:value-type="float">
            <text:p>570</text:p>
          </table:table-cell>
          <table:table-cell table:formula="of:=[.$A8]^[parameters.$B$2] + [parameters.$C$2]*([.A8]-1)+[parameters.$A$2]" office:value-type="float" office:value="382" calcext:value-type="float">
            <text:p>382</text:p>
          </table:table-cell>
          <table:table-cell table:formula="of:=[.C8]/[.C7]" office:value-type="float" office:value="1.528" calcext:value-type="float">
            <text:p>1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+[.C8]" office:value-type="float" office:value="952" calcext:value-type="float">
            <text:p>952</text:p>
          </table:table-cell>
          <table:table-cell table:formula="of:=[.$A9]^[parameters.$B$2] + [parameters.$C$2]*([.A9]-1)+[parameters.$A$2]" office:value-type="float" office:value="556" calcext:value-type="float">
            <text:p>556</text:p>
          </table:table-cell>
          <table:table-cell table:formula="of:=[.C9]/[.C8]" office:value-type="float" office:value="1.45549738219895" calcext:value-type="float">
            <text:p>1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[.C9]" office:value-type="float" office:value="1508" calcext:value-type="float">
            <text:p>1508</text:p>
          </table:table-cell>
          <table:table-cell table:formula="of:=[.$A10]^[parameters.$B$2] + [parameters.$C$2]*([.A10]-1)+[parameters.$A$2]" office:value-type="float" office:value="778" calcext:value-type="float">
            <text:p>778</text:p>
          </table:table-cell>
          <table:table-cell table:formula="of:=[.C10]/[.C9]" office:value-type="float" office:value="1.39928057553957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+[.C10]" office:value-type="float" office:value="2286" calcext:value-type="float">
            <text:p>2286</text:p>
          </table:table-cell>
          <table:table-cell table:formula="of:=[.$A11]^[parameters.$B$2] + [parameters.$C$2]*([.A11]-1)+[parameters.$A$2]" office:value-type="float" office:value="1054" calcext:value-type="float">
            <text:p>1054</text:p>
          </table:table-cell>
          <table:table-cell table:formula="of:=[.C11]/[.C10]" office:value-type="float" office:value="1.3547557840617" calcext:value-type="float">
            <text:p>1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[.C11]" office:value-type="float" office:value="3340" calcext:value-type="float">
            <text:p>3340</text:p>
          </table:table-cell>
          <table:table-cell table:formula="of:=[.$A12]^[parameters.$B$2] + [parameters.$C$2]*([.A12]-1)+[parameters.$A$2]" office:value-type="float" office:value="1390" calcext:value-type="float">
            <text:p>1390</text:p>
          </table:table-cell>
          <table:table-cell table:formula="of:=[.C12]/[.C11]" office:value-type="float" office:value="1.31878557874763" calcext:value-type="float">
            <text:p>1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[.C12]" office:value-type="float" office:value="4730" calcext:value-type="float">
            <text:p>4730</text:p>
          </table:table-cell>
          <table:table-cell table:formula="of:=[.$A13]^[parameters.$B$2] + [parameters.$C$2]*([.A13]-1)+[parameters.$A$2]" office:value-type="float" office:value="1792" calcext:value-type="float">
            <text:p>1792</text:p>
          </table:table-cell>
          <table:table-cell table:formula="of:=[.C13]/[.C12]" office:value-type="float" office:value="1.28920863309353" calcext:value-type="float">
            <text:p>1.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[.C13]" office:value-type="float" office:value="6522" calcext:value-type="float">
            <text:p>6522</text:p>
          </table:table-cell>
          <table:table-cell table:formula="of:=[.$A14]^[parameters.$B$2] + [parameters.$C$2]*([.A14]-1)+[parameters.$A$2]" office:value-type="float" office:value="2266" calcext:value-type="float">
            <text:p>2266</text:p>
          </table:table-cell>
          <table:table-cell table:formula="of:=[.C14]/[.C13]" office:value-type="float" office:value="1.26450892857143" calcext:value-type="float">
            <text:p>1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[.C14]" office:value-type="float" office:value="8788" calcext:value-type="float">
            <text:p>8788</text:p>
          </table:table-cell>
          <table:table-cell table:formula="of:=[.$A15]^[parameters.$B$2] + [parameters.$C$2]*([.A15]-1)+[parameters.$A$2]" office:value-type="float" office:value="2818" calcext:value-type="float">
            <text:p>2818</text:p>
          </table:table-cell>
          <table:table-cell table:formula="of:=[.C15]/[.C14]" office:value-type="float" office:value="1.24360105913504" calcext:value-type="float">
            <text:p>1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C15]" office:value-type="float" office:value="11606" calcext:value-type="float">
            <text:p>11606</text:p>
          </table:table-cell>
          <table:table-cell table:formula="of:=[.$A16]^[parameters.$B$2] + [parameters.$C$2]*([.A16]-1)+[parameters.$A$2]" office:value-type="float" office:value="3454" calcext:value-type="float">
            <text:p>3454</text:p>
          </table:table-cell>
          <table:table-cell table:formula="of:=[.C16]/[.C15]" office:value-type="float" office:value="1.22569198012775" calcext:value-type="float">
            <text:p>1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[.C16]" office:value-type="float" office:value="15060" calcext:value-type="float">
            <text:p>15060</text:p>
          </table:table-cell>
          <table:table-cell table:formula="of:=[.$A17]^[parameters.$B$2] + [parameters.$C$2]*([.A17]-1)+[parameters.$A$2]" office:value-type="float" office:value="4180" calcext:value-type="float">
            <text:p>4180</text:p>
          </table:table-cell>
          <table:table-cell table:formula="of:=[.C17]/[.C16]" office:value-type="float" office:value="1.21019108280255" calcext:value-type="float">
            <text:p>1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[.C17]" office:value-type="float" office:value="19240" calcext:value-type="float">
            <text:p>19240</text:p>
          </table:table-cell>
          <table:table-cell table:formula="of:=[.$A18]^[parameters.$B$2] + [parameters.$C$2]*([.A18]-1)+[parameters.$A$2]" office:value-type="float" office:value="5002" calcext:value-type="float">
            <text:p>5002</text:p>
          </table:table-cell>
          <table:table-cell table:formula="of:=[.C18]/[.C17]" office:value-type="float" office:value="1.19665071770335" calcext:value-type="float">
            <text:p>1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C18]" office:value-type="float" office:value="24242" calcext:value-type="float">
            <text:p>24242</text:p>
          </table:table-cell>
          <table:table-cell table:formula="of:=[.$A19]^[parameters.$B$2] + [parameters.$C$2]*([.A19]-1)+[parameters.$A$2]" office:value-type="float" office:value="5926" calcext:value-type="float">
            <text:p>5926</text:p>
          </table:table-cell>
          <table:table-cell table:formula="of:=[.C19]/[.C18]" office:value-type="float" office:value="1.18472610955618" calcext:value-type="float">
            <text:p>1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[.C19]" office:value-type="float" office:value="30168" calcext:value-type="float">
            <text:p>30168</text:p>
          </table:table-cell>
          <table:table-cell table:formula="of:=[.$A20]^[parameters.$B$2] + [parameters.$C$2]*([.A20]-1)+[parameters.$A$2]" office:value-type="float" office:value="6958" calcext:value-type="float">
            <text:p>6958</text:p>
          </table:table-cell>
          <table:table-cell table:formula="of:=[.C20]/[.C19]" office:value-type="float" office:value="1.17414782315221" calcext:value-type="float">
            <text:p>1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+[.C20]" office:value-type="float" office:value="37126" calcext:value-type="float">
            <text:p>37126</text:p>
          </table:table-cell>
          <table:table-cell table:formula="of:=[.$A21]^[parameters.$B$2] + [parameters.$C$2]*([.A21]-1)+[parameters.$A$2]" office:value-type="float" office:value="8104" calcext:value-type="float">
            <text:p>8104</text:p>
          </table:table-cell>
          <table:table-cell table:formula="of:=[.C21]/[.C20]" office:value-type="float" office:value="1.1647025007186" calcext:value-type="float">
            <text:p>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[.C21]" office:value-type="float" office:value="45230" calcext:value-type="float">
            <text:p>45230</text:p>
          </table:table-cell>
          <table:table-cell table:formula="of:=[.$A22]^[parameters.$B$2] + [parameters.$C$2]*([.A22]-1)+[parameters.$A$2]" office:value-type="float" office:value="9370" calcext:value-type="float">
            <text:p>9370</text:p>
          </table:table-cell>
          <table:table-cell table:formula="of:=[.C22]/[.C21]" office:value-type="float" office:value="1.15621915103653" calcext:value-type="float">
            <text:p>1.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[.C22]" office:value-type="float" office:value="54600" calcext:value-type="float">
            <text:p>54600</text:p>
          </table:table-cell>
          <table:table-cell table:formula="of:=[.$A23]^[parameters.$B$2] + [parameters.$C$2]*([.A23]-1)+[parameters.$A$2]" office:value-type="float" office:value="10762" calcext:value-type="float">
            <text:p>10762</text:p>
          </table:table-cell>
          <table:table-cell table:formula="of:=[.C23]/[.C22]" office:value-type="float" office:value="1.14855923159018" calcext:value-type="float">
            <text:p>1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[.C23]" office:value-type="float" office:value="65362" calcext:value-type="float">
            <text:p>65362</text:p>
          </table:table-cell>
          <table:table-cell table:formula="of:=[.$A24]^[parameters.$B$2] + [parameters.$C$2]*([.A24]-1)+[parameters.$A$2]" office:value-type="float" office:value="12286" calcext:value-type="float">
            <text:p>12286</text:p>
          </table:table-cell>
          <table:table-cell table:formula="of:=[.C24]/[.C23]" office:value-type="float" office:value="1.14160936628879" calcext:value-type="float">
            <text:p>1.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[.C24]" office:value-type="float" office:value="77648" calcext:value-type="float">
            <text:p>77648</text:p>
          </table:table-cell>
          <table:table-cell table:formula="of:=[.$A25]^[parameters.$B$2] + [parameters.$C$2]*([.A25]-1)+[parameters.$A$2]" office:value-type="float" office:value="13948" calcext:value-type="float">
            <text:p>13948</text:p>
          </table:table-cell>
          <table:table-cell table:formula="of:=[.C25]/[.C24]" office:value-type="float" office:value="1.13527592381573" calcext:value-type="float">
            <text:p>1.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+[.C25]" office:value-type="float" office:value="91596" calcext:value-type="float">
            <text:p>91596</text:p>
          </table:table-cell>
          <table:table-cell table:formula="of:=[.$A26]^[parameters.$B$2] + [parameters.$C$2]*([.A26]-1)+[parameters.$A$2]" office:value-type="float" office:value="15754" calcext:value-type="float">
            <text:p>15754</text:p>
          </table:table-cell>
          <table:table-cell table:formula="of:=[.C26]/[.C25]" office:value-type="float" office:value="1.12948092916547" calcext:value-type="float">
            <text:p>1.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[.C26]" office:value-type="float" office:value="107350" calcext:value-type="float">
            <text:p>107350</text:p>
          </table:table-cell>
          <table:table-cell table:formula="of:=[.$A27]^[parameters.$B$2] + [parameters.$C$2]*([.A27]-1)+[parameters.$A$2]" office:value-type="float" office:value="17710" calcext:value-type="float">
            <text:p>17710</text:p>
          </table:table-cell>
          <table:table-cell table:formula="of:=[.C27]/[.C26]" office:value-type="float" office:value="1.12415894376031" calcext:value-type="float">
            <text:p>1.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+[.C27]" office:value-type="float" office:value="125060" calcext:value-type="float">
            <text:p>125060</text:p>
          </table:table-cell>
          <table:table-cell table:formula="of:=[.$A28]^[parameters.$B$2] + [parameters.$C$2]*([.A28]-1)+[parameters.$A$2]" office:value-type="float" office:value="19822" calcext:value-type="float">
            <text:p>19822</text:p>
          </table:table-cell>
          <table:table-cell table:formula="of:=[.C28]/[.C27]" office:value-type="float" office:value="1.11925465838509" calcext:value-type="float">
            <text:p>1.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[.C28]" office:value-type="float" office:value="144882" calcext:value-type="float">
            <text:p>144882</text:p>
          </table:table-cell>
          <table:table-cell table:formula="of:=[.$A29]^[parameters.$B$2] + [parameters.$C$2]*([.A29]-1)+[parameters.$A$2]" office:value-type="float" office:value="22096" calcext:value-type="float">
            <text:p>22096</text:p>
          </table:table-cell>
          <table:table-cell table:formula="of:=[.C29]/[.C28]" office:value-type="float" office:value="1.11472101705176" calcext:value-type="float">
            <text:p>1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+[.C29]" office:value-type="float" office:value="166978" calcext:value-type="float">
            <text:p>166978</text:p>
          </table:table-cell>
          <table:table-cell table:formula="of:=[.$A30]^[parameters.$B$2] + [parameters.$C$2]*([.A30]-1)+[parameters.$A$2]" office:value-type="float" office:value="24538" calcext:value-type="float">
            <text:p>24538</text:p>
          </table:table-cell>
          <table:table-cell table:formula="of:=[.C30]/[.C29]" office:value-type="float" office:value="1.11051774076756" calcext:value-type="float">
            <text:p>1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[.C30]" office:value-type="float" office:value="191516" calcext:value-type="float">
            <text:p>191516</text:p>
          </table:table-cell>
          <table:table-cell table:formula="of:=[.$A31]^[parameters.$B$2] + [parameters.$C$2]*([.A31]-1)+[parameters.$A$2]" office:value-type="float" office:value="27154" calcext:value-type="float">
            <text:p>27154</text:p>
          </table:table-cell>
          <table:table-cell table:formula="of:=[.C31]/[.C30]" office:value-type="float" office:value="1.10661015567691" calcext:value-type="float">
            <text:p>1.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[.C31]" office:value-type="float" office:value="218670" calcext:value-type="float">
            <text:p>218670</text:p>
          </table:table-cell>
          <table:table-cell table:formula="of:=[.$A32]^[parameters.$B$2] + [parameters.$C$2]*([.A32]-1)+[parameters.$A$2]" office:value-type="float" office:value="29950" calcext:value-type="float">
            <text:p>29950</text:p>
          </table:table-cell>
          <table:table-cell table:formula="of:=[.C32]/[.C31]" office:value-type="float" office:value="1.10296825513736" calcext:value-type="float">
            <text:p>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+[.C32]" office:value-type="float" office:value="248620" calcext:value-type="float">
            <text:p>248620</text:p>
          </table:table-cell>
          <table:table-cell table:formula="of:=[.$A33]^[parameters.$B$2] + [parameters.$C$2]*([.A33]-1)+[parameters.$A$2]" office:value-type="float" office:value="32932" calcext:value-type="float">
            <text:p>32932</text:p>
          </table:table-cell>
          <table:table-cell table:formula="of:=[.C33]/[.C32]" office:value-type="float" office:value="1.09956594323873" calcext:value-type="float">
            <text:p>1.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[.C33]" office:value-type="float" office:value="281552" calcext:value-type="float">
            <text:p>281552</text:p>
          </table:table-cell>
          <table:table-cell table:formula="of:=[.$A34]^[parameters.$B$2] + [parameters.$C$2]*([.A34]-1)+[parameters.$A$2]" office:value-type="float" office:value="36106" calcext:value-type="float">
            <text:p>36106</text:p>
          </table:table-cell>
          <table:table-cell table:formula="of:=[.C34]/[.C33]" office:value-type="float" office:value="1.09638042025993" calcext:value-type="float">
            <text:p>1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+[.C34]" office:value-type="float" office:value="317658" calcext:value-type="float">
            <text:p>317658</text:p>
          </table:table-cell>
          <table:table-cell table:formula="of:=[.$A35]^[parameters.$B$2] + [parameters.$C$2]*([.A35]-1)+[parameters.$A$2]" office:value-type="float" office:value="39478" calcext:value-type="float">
            <text:p>39478</text:p>
          </table:table-cell>
          <table:table-cell table:formula="of:=[.C35]/[.C34]" office:value-type="float" office:value="1.09339168005318" calcext:value-type="float">
            <text:p>1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[.C35]" office:value-type="float" office:value="357136" calcext:value-type="float">
            <text:p>357136</text:p>
          </table:table-cell>
          <table:table-cell table:formula="of:=[.$A36]^[parameters.$B$2] + [parameters.$C$2]*([.A36]-1)+[parameters.$A$2]" office:value-type="float" office:value="43054" calcext:value-type="float">
            <text:p>43054</text:p>
          </table:table-cell>
          <table:table-cell table:formula="of:=[.C36]/[.C35]" office:value-type="float" office:value="1.09058209635746" calcext:value-type="float">
            <text:p>1.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+[.C36]" office:value-type="float" office:value="400190" calcext:value-type="float">
            <text:p>400190</text:p>
          </table:table-cell>
          <table:table-cell table:formula="of:=[.$A37]^[parameters.$B$2] + [parameters.$C$2]*([.A37]-1)+[parameters.$A$2]" office:value-type="float" office:value="46840" calcext:value-type="float">
            <text:p>46840</text:p>
          </table:table-cell>
          <table:table-cell table:formula="of:=[.C37]/[.C36]" office:value-type="float" office:value="1.08793608027129" calcext:value-type="float">
            <text:p>1.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[.C37]" office:value-type="float" office:value="447030" calcext:value-type="float">
            <text:p>447030</text:p>
          </table:table-cell>
          <table:table-cell table:formula="of:=[.$A38]^[parameters.$B$2] + [parameters.$C$2]*([.A38]-1)+[parameters.$A$2]" office:value-type="float" office:value="50842" calcext:value-type="float">
            <text:p>50842</text:p>
          </table:table-cell>
          <table:table-cell table:formula="of:=[.C38]/[.C37]" office:value-type="float" office:value="1.08543979504697" calcext:value-type="float">
            <text:p>1.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[.C38]" office:value-type="float" office:value="497872" calcext:value-type="float">
            <text:p>497872</text:p>
          </table:table-cell>
          <table:table-cell table:formula="of:=[.$A39]^[parameters.$B$2] + [parameters.$C$2]*([.A39]-1)+[parameters.$A$2]" office:value-type="float" office:value="55066" calcext:value-type="float">
            <text:p>55066</text:p>
          </table:table-cell>
          <table:table-cell table:formula="of:=[.C39]/[.C38]" office:value-type="float" office:value="1.0830809173518" calcext:value-type="float">
            <text:p>1.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+[.C39]" office:value-type="float" office:value="552938" calcext:value-type="float">
            <text:p>552938</text:p>
          </table:table-cell>
          <table:table-cell table:formula="of:=[.$A40]^[parameters.$B$2] + [parameters.$C$2]*([.A40]-1)+[parameters.$A$2]" office:value-type="float" office:value="59518" calcext:value-type="float">
            <text:p>59518</text:p>
          </table:table-cell>
          <table:table-cell table:formula="of:=[.C40]/[.C39]" office:value-type="float" office:value="1.08084843642175" calcext:value-type="float">
            <text:p>1.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[.C40]" office:value-type="float" office:value="612456" calcext:value-type="float">
            <text:p>612456</text:p>
          </table:table-cell>
          <table:table-cell table:formula="of:=[.$A41]^[parameters.$B$2] + [parameters.$C$2]*([.A41]-1)+[parameters.$A$2]" office:value-type="float" office:value="64204" calcext:value-type="float">
            <text:p>64204</text:p>
          </table:table-cell>
          <table:table-cell table:formula="of:=[.C41]/[.C40]" office:value-type="float" office:value="1.07873248429047" calcext:value-type="float">
            <text:p>1.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+[.C41]" office:value-type="float" office:value="676660" calcext:value-type="float">
            <text:p>676660</text:p>
          </table:table-cell>
          <table:table-cell table:formula="of:=[.$A42]^[parameters.$B$2] + [parameters.$C$2]*([.A42]-1)+[parameters.$A$2]" office:value-type="float" office:value="69130" calcext:value-type="float">
            <text:p>69130</text:p>
          </table:table-cell>
          <table:table-cell table:formula="of:=[.C42]/[.C41]" office:value-type="float" office:value="1.07672419163915" calcext:value-type="float">
            <text:p>1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[.C42]" office:value-type="float" office:value="745790" calcext:value-type="float">
            <text:p>745790</text:p>
          </table:table-cell>
          <table:table-cell table:formula="of:=[.$A43]^[parameters.$B$2] + [parameters.$C$2]*([.A43]-1)+[parameters.$A$2]" office:value-type="float" office:value="74302" calcext:value-type="float">
            <text:p>74302</text:p>
          </table:table-cell>
          <table:table-cell table:formula="of:=[.C43]/[.C42]" office:value-type="float" office:value="1.07481556487777" calcext:value-type="float">
            <text:p>1.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+[.C43]" office:value-type="float" office:value="820092" calcext:value-type="float">
            <text:p>820092</text:p>
          </table:table-cell>
          <table:table-cell table:formula="of:=[.$A44]^[parameters.$B$2] + [parameters.$C$2]*([.A44]-1)+[parameters.$A$2]" office:value-type="float" office:value="79726" calcext:value-type="float">
            <text:p>79726</text:p>
          </table:table-cell>
          <table:table-cell table:formula="of:=[.C44]/[.C43]" office:value-type="float" office:value="1.07299938090496" calcext:value-type="float">
            <text:p>1.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[.C44]" office:value-type="float" office:value="899818" calcext:value-type="float">
            <text:p>899818</text:p>
          </table:table-cell>
          <table:table-cell table:formula="of:=[.$A45]^[parameters.$B$2] + [parameters.$C$2]*([.A45]-1)+[parameters.$A$2]" office:value-type="float" office:value="85408" calcext:value-type="float">
            <text:p>85408</text:p>
          </table:table-cell>
          <table:table-cell table:formula="of:=[.C45]/[.C44]" office:value-type="float" office:value="1.07126909665605" calcext:value-type="float">
            <text:p>1.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[.C45]" office:value-type="float" office:value="985226" calcext:value-type="float">
            <text:p>985226</text:p>
          </table:table-cell>
          <table:table-cell table:formula="of:=[.$A46]^[parameters.$B$2] + [parameters.$C$2]*([.A46]-1)+[parameters.$A$2]" office:value-type="float" office:value="91354" calcext:value-type="float">
            <text:p>91354</text:p>
          </table:table-cell>
          <table:table-cell table:formula="of:=[.C46]/[.C45]" office:value-type="float" office:value="1.06961877107531" calcext:value-type="float">
            <text:p>1.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+[.C46]" office:value-type="float" office:value="1076580" calcext:value-type="float">
            <text:p>1076580</text:p>
          </table:table-cell>
          <table:table-cell table:formula="of:=[.$A47]^[parameters.$B$2] + [parameters.$C$2]*([.A47]-1)+[parameters.$A$2]" office:value-type="float" office:value="97570" calcext:value-type="float">
            <text:p>97570</text:p>
          </table:table-cell>
          <table:table-cell table:formula="of:=[.C47]/[.C46]" office:value-type="float" office:value="1.06804299756989" calcext:value-type="float">
            <text:p>1.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[.C47]" office:value-type="float" office:value="1174150" calcext:value-type="float">
            <text:p>1174150</text:p>
          </table:table-cell>
          <table:table-cell table:formula="of:=[.$A48]^[parameters.$B$2] + [parameters.$C$2]*([.A48]-1)+[parameters.$A$2]" office:value-type="float" office:value="104062" calcext:value-type="float">
            <text:p>104062</text:p>
          </table:table-cell>
          <table:table-cell table:formula="of:=[.C48]/[.C47]" office:value-type="float" office:value="1.06653684534181" calcext:value-type="float">
            <text:p>1.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+[.C48]" office:value-type="float" office:value="1278212" calcext:value-type="float">
            <text:p>1278212</text:p>
          </table:table-cell>
          <table:table-cell table:formula="of:=[.$A49]^[parameters.$B$2] + [parameters.$C$2]*([.A49]-1)+[parameters.$A$2]" office:value-type="float" office:value="110836" calcext:value-type="float">
            <text:p>110836</text:p>
          </table:table-cell>
          <table:table-cell table:formula="of:=[.C49]/[.C48]" office:value-type="float" office:value="1.06509580826815" calcext:value-type="float">
            <text:p>1.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[.C49]" office:value-type="float" office:value="1389048" calcext:value-type="float">
            <text:p>1389048</text:p>
          </table:table-cell>
          <table:table-cell table:formula="of:=[.$A50]^[parameters.$B$2] + [parameters.$C$2]*([.A50]-1)+[parameters.$A$2]" office:value-type="float" office:value="117898" calcext:value-type="float">
            <text:p>117898</text:p>
          </table:table-cell>
          <table:table-cell table:formula="of:=[.C50]/[.C49]" office:value-type="float" office:value="1.06371576022231" calcext:value-type="float">
            <text:p>1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+[.C50]" office:value-type="float" office:value="1506946" calcext:value-type="float">
            <text:p>1506946</text:p>
          </table:table-cell>
          <table:table-cell table:formula="of:=[.$A51]^[parameters.$B$2] + [parameters.$C$2]*([.A51]-1)+[parameters.$A$2]" office:value-type="float" office:value="125254" calcext:value-type="float">
            <text:p>125254</text:p>
          </table:table-cell>
          <table:table-cell table:formula="of:=[.C51]/[.C50]" office:value-type="float" office:value="1.0623929159103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[.C51]" office:value-type="float" office:value="1632200" calcext:value-type="float">
            <text:p>1632200</text:p>
          </table:table-cell>
          <table:table-cell table:formula="of:=[.$A52]^[parameters.$B$2] + [parameters.$C$2]*([.A52]-1)+[parameters.$A$2]" office:value-type="float" office:value="132910" calcext:value-type="float">
            <text:p>132910</text:p>
          </table:table-cell>
          <table:table-cell table:formula="of:=[.C52]/[.C51]" office:value-type="float" office:value="1.06112379644562" calcext:value-type="float">
            <text:p>1.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[.C52]" office:value-type="float" office:value="1765110" calcext:value-type="float">
            <text:p>1765110</text:p>
          </table:table-cell>
          <table:table-cell table:formula="of:=[.$A53]^[parameters.$B$2] + [parameters.$C$2]*([.A53]-1)+[parameters.$A$2]" office:value-type="float" office:value="140872" calcext:value-type="float">
            <text:p>140872</text:p>
          </table:table-cell>
          <table:table-cell table:formula="of:=[.C53]/[.C52]" office:value-type="float" office:value="1.05990519900685" calcext:value-type="float">
            <text:p>1.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+[.C53]" office:value-type="float" office:value="1905982" calcext:value-type="float">
            <text:p>1905982</text:p>
          </table:table-cell>
          <table:table-cell table:formula="of:=[.$A54]^[parameters.$B$2] + [parameters.$C$2]*([.A54]-1)+[parameters.$A$2]" office:value-type="float" office:value="149146" calcext:value-type="float">
            <text:p>149146</text:p>
          </table:table-cell>
          <table:table-cell table:formula="of:=[.C54]/[.C53]" office:value-type="float" office:value="1.05873417002669" calcext:value-type="float">
            <text:p>1.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[.C54]" office:value-type="float" office:value="2055128" calcext:value-type="float">
            <text:p>2055128</text:p>
          </table:table-cell>
          <table:table-cell table:formula="of:=[.$A55]^[parameters.$B$2] + [parameters.$C$2]*([.A55]-1)+[parameters.$A$2]" office:value-type="float" office:value="157738" calcext:value-type="float">
            <text:p>157738</text:p>
          </table:table-cell>
          <table:table-cell table:formula="of:=[.C55]/[.C54]" office:value-type="float" office:value="1.057607981441" calcext:value-type="float">
            <text:p>1.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+[.C55]" office:value-type="float" office:value="2212866" calcext:value-type="float">
            <text:p>2212866</text:p>
          </table:table-cell>
          <table:table-cell table:formula="of:=[.$A56]^[parameters.$B$2] + [parameters.$C$2]*([.A56]-1)+[parameters.$A$2]" office:value-type="float" office:value="166654" calcext:value-type="float">
            <text:p>166654</text:p>
          </table:table-cell>
          <table:table-cell table:formula="of:=[.C56]/[.C55]" office:value-type="float" office:value="1.05652410959946" calcext:value-type="float">
            <text:p>1.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[.C56]" office:value-type="float" office:value="2379520" calcext:value-type="float">
            <text:p>2379520</text:p>
          </table:table-cell>
          <table:table-cell table:formula="of:=[.$A57]^[parameters.$B$2] + [parameters.$C$2]*([.A57]-1)+[parameters.$A$2]" office:value-type="float" office:value="175900" calcext:value-type="float">
            <text:p>175900</text:p>
          </table:table-cell>
          <table:table-cell table:formula="of:=[.C57]/[.C56]" office:value-type="float" office:value="1.05548021649645" calcext:value-type="float">
            <text:p>1.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+[.C57]" office:value-type="float" office:value="2555420" calcext:value-type="float">
            <text:p>2555420</text:p>
          </table:table-cell>
          <table:table-cell table:formula="of:=[.$A58]^[parameters.$B$2] + [parameters.$C$2]*([.A58]-1)+[parameters.$A$2]" office:value-type="float" office:value="185482" calcext:value-type="float">
            <text:p>185482</text:p>
          </table:table-cell>
          <table:table-cell table:formula="of:=[.C58]/[.C57]" office:value-type="float" office:value="1.05447413303013" calcext:value-type="float">
            <text:p>1.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[.C58]" office:value-type="float" office:value="2740902" calcext:value-type="float">
            <text:p>2740902</text:p>
          </table:table-cell>
          <table:table-cell table:formula="of:=[.$A59]^[parameters.$B$2] + [parameters.$C$2]*([.A59]-1)+[parameters.$A$2]" office:value-type="float" office:value="195406" calcext:value-type="float">
            <text:p>195406</text:p>
          </table:table-cell>
          <table:table-cell table:formula="of:=[.C59]/[.C58]" office:value-type="float" office:value="1.05350384403877" calcext:value-type="float">
            <text:p>1.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[.C59]" office:value-type="float" office:value="2936308" calcext:value-type="float">
            <text:p>2936308</text:p>
          </table:table-cell>
          <table:table-cell table:formula="of:=[.$A60]^[parameters.$B$2] + [parameters.$C$2]*([.A60]-1)+[parameters.$A$2]" office:value-type="float" office:value="205678" calcext:value-type="float">
            <text:p>205678</text:p>
          </table:table-cell>
          <table:table-cell table:formula="of:=[.C60]/[.C59]" office:value-type="float" office:value="1.05256747489842" calcext:value-type="float">
            <text:p>1.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+[.C60]" office:value-type="float" office:value="3141986" calcext:value-type="float">
            <text:p>3141986</text:p>
          </table:table-cell>
          <table:table-cell table:formula="of:=[.$A61]^[parameters.$B$2] + [parameters.$C$2]*([.A61]-1)+[parameters.$A$2]" office:value-type="float" office:value="216304" calcext:value-type="float">
            <text:p>216304</text:p>
          </table:table-cell>
          <table:table-cell table:formula="of:=[.C61]/[.C60]" office:value-type="float" office:value="1.05166327949513" calcext:value-type="float">
            <text:p>1.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[.C61]" office:value-type="float" office:value="3358290" calcext:value-type="float">
            <text:p>3358290</text:p>
          </table:table-cell>
          <table:table-cell table:formula="of:=[.$A62]^[parameters.$B$2] + [parameters.$C$2]*([.A62]-1)+[parameters.$A$2]" office:value-type="float" office:value="227290" calcext:value-type="float">
            <text:p>227290</text:p>
          </table:table-cell>
          <table:table-cell table:formula="of:=[.C62]/[.C61]" office:value-type="float" office:value="1.05078962941046" calcext:value-type="float">
            <text:p>1.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+[.C62]" office:value-type="float" office:value="3585580" calcext:value-type="float">
            <text:p>3585580</text:p>
          </table:table-cell>
          <table:table-cell table:formula="of:=[.$A63]^[parameters.$B$2] + [parameters.$C$2]*([.A63]-1)+[parameters.$A$2]" office:value-type="float" office:value="238642" calcext:value-type="float">
            <text:p>238642</text:p>
          </table:table-cell>
          <table:table-cell table:formula="of:=[.C63]/[.C62]" office:value-type="float" office:value="1.04994500417968" calcext:value-type="float">
            <text:p>1.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+[.C63]" office:value-type="float" office:value="3824222" calcext:value-type="float">
            <text:p>3824222</text:p>
          </table:table-cell>
          <table:table-cell table:formula="of:=[.$A64]^[parameters.$B$2] + [parameters.$C$2]*([.A64]-1)+[parameters.$A$2]" office:value-type="float" office:value="250366" calcext:value-type="float">
            <text:p>250366</text:p>
          </table:table-cell>
          <table:table-cell table:formula="of:=[.C64]/[.C63]" office:value-type="float" office:value="1.04912798250098" calcext:value-type="float">
            <text:p>1.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+[.C64]" office:value-type="float" office:value="4074588" calcext:value-type="float">
            <text:p>4074588</text:p>
          </table:table-cell>
          <table:table-cell table:formula="of:=[.$A65]^[parameters.$B$2] + [parameters.$C$2]*([.A65]-1)+[parameters.$A$2]" office:value-type="float" office:value="262468" calcext:value-type="float">
            <text:p>262468</text:p>
          </table:table-cell>
          <table:table-cell table:formula="of:=[.C65]/[.C64]" office:value-type="float" office:value="1.048337234289" calcext:value-type="float">
            <text:p>1.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[.C65]" office:value-type="float" office:value="4337056" calcext:value-type="float">
            <text:p>4337056</text:p>
          </table:table-cell>
          <table:table-cell table:formula="of:=[.$A66]^[parameters.$B$2] + [parameters.$C$2]*([.A66]-1)+[parameters.$A$2]" office:value-type="float" office:value="274954" calcext:value-type="float">
            <text:p>274954</text:p>
          </table:table-cell>
          <table:table-cell table:formula="of:=[.C66]/[.C65]" office:value-type="float" office:value="1.04757151347974" calcext:value-type="float">
            <text:p>1.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+[.C66]" office:value-type="float" office:value="4612010" calcext:value-type="float">
            <text:p>4612010</text:p>
          </table:table-cell>
          <table:table-cell table:formula="of:=[.$A67]^[parameters.$B$2] + [parameters.$C$2]*([.A67]-1)+[parameters.$A$2]" office:value-type="float" office:value="287830" calcext:value-type="float">
            <text:p>287830</text:p>
          </table:table-cell>
          <table:table-cell table:formula="of:=[.C67]/[.C66]" office:value-type="float" office:value="1.04682965150534" calcext:value-type="float">
            <text:p>1.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+[.C67]" office:value-type="float" office:value="4899840" calcext:value-type="float">
            <text:p>4899840</text:p>
          </table:table-cell>
          <table:table-cell table:formula="of:=[.$A68]^[parameters.$B$2] + [parameters.$C$2]*([.A68]-1)+[parameters.$A$2]" office:value-type="float" office:value="301102" calcext:value-type="float">
            <text:p>301102</text:p>
          </table:table-cell>
          <table:table-cell table:formula="of:=[.C68]/[.C67]" office:value-type="float" office:value="1.04611055136713" calcext:value-type="float">
            <text:p>1.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+[.C68]" office:value-type="float" office:value="5200942" calcext:value-type="float">
            <text:p>5200942</text:p>
          </table:table-cell>
          <table:table-cell table:formula="of:=[.$A69]^[parameters.$B$2] + [parameters.$C$2]*([.A69]-1)+[parameters.$A$2]" office:value-type="float" office:value="314776" calcext:value-type="float">
            <text:p>314776</text:p>
          </table:table-cell>
          <table:table-cell table:formula="of:=[.C69]/[.C68]" office:value-type="float" office:value="1.04541318224389" calcext:value-type="float">
            <text:p>1.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+[.C69]" office:value-type="float" office:value="5515718" calcext:value-type="float">
            <text:p>5515718</text:p>
          </table:table-cell>
          <table:table-cell table:formula="of:=[.$A70]^[parameters.$B$2] + [parameters.$C$2]*([.A70]-1)+[parameters.$A$2]" office:value-type="float" office:value="328858" calcext:value-type="float">
            <text:p>328858</text:p>
          </table:table-cell>
          <table:table-cell table:formula="of:=[.C70]/[.C69]" office:value-type="float" office:value="1.04473657458002" calcext:value-type="float">
            <text:p>1.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+[.C70]" office:value-type="float" office:value="5844576" calcext:value-type="float">
            <text:p>5844576</text:p>
          </table:table-cell>
          <table:table-cell table:formula="of:=[.$A71]^[parameters.$B$2] + [parameters.$C$2]*([.A71]-1)+[parameters.$A$2]" office:value-type="float" office:value="343354" calcext:value-type="float">
            <text:p>343354</text:p>
          </table:table-cell>
          <table:table-cell table:formula="of:=[.C71]/[.C70]" office:value-type="float" office:value="1.0440798156043" calcext:value-type="float">
            <text:p>1.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+[.C71]" office:value-type="float" office:value="6187930" calcext:value-type="float">
            <text:p>6187930</text:p>
          </table:table-cell>
          <table:table-cell table:formula="of:=[.$A72]^[parameters.$B$2] + [parameters.$C$2]*([.A72]-1)+[parameters.$A$2]" office:value-type="float" office:value="358270" calcext:value-type="float">
            <text:p>358270</text:p>
          </table:table-cell>
          <table:table-cell table:formula="of:=[.C72]/[.C71]" office:value-type="float" office:value="1.04344204523611" calcext:value-type="float">
            <text:p>1.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[.C72]" office:value-type="float" office:value="6546200" calcext:value-type="float">
            <text:p>6546200</text:p>
          </table:table-cell>
          <table:table-cell table:formula="of:=[.$A73]^[parameters.$B$2] + [parameters.$C$2]*([.A73]-1)+[parameters.$A$2]" office:value-type="float" office:value="373612" calcext:value-type="float">
            <text:p>373612</text:p>
          </table:table-cell>
          <table:table-cell table:formula="of:=[.C73]/[.C72]" office:value-type="float" office:value="1.04282245234041" calcext:value-type="float">
            <text:p>1.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+[.C73]" office:value-type="float" office:value="6919812" calcext:value-type="float">
            <text:p>6919812</text:p>
          </table:table-cell>
          <table:table-cell table:formula="of:=[.$A74]^[parameters.$B$2] + [parameters.$C$2]*([.A74]-1)+[parameters.$A$2]" office:value-type="float" office:value="389386" calcext:value-type="float">
            <text:p>389386</text:p>
          </table:table-cell>
          <table:table-cell table:formula="of:=[.C74]/[.C73]" office:value-type="float" office:value="1.0422202712975" calcext:value-type="float">
            <text:p>1.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+[.C74]" office:value-type="float" office:value="7309198" calcext:value-type="float">
            <text:p>7309198</text:p>
          </table:table-cell>
          <table:table-cell table:formula="of:=[.$A75]^[parameters.$B$2] + [parameters.$C$2]*([.A75]-1)+[parameters.$A$2]" office:value-type="float" office:value="405598" calcext:value-type="float">
            <text:p>405598</text:p>
          </table:table-cell>
          <table:table-cell table:formula="of:=[.C75]/[.C74]" office:value-type="float" office:value="1.04163477885697" calcext:value-type="float">
            <text:p>1.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+[.C75]" office:value-type="float" office:value="7714796" calcext:value-type="float">
            <text:p>7714796</text:p>
          </table:table-cell>
          <table:table-cell table:formula="of:=[.$A76]^[parameters.$B$2] + [parameters.$C$2]*([.A76]-1)+[parameters.$A$2]" office:value-type="float" office:value="422254" calcext:value-type="float">
            <text:p>422254</text:p>
          </table:table-cell>
          <table:table-cell table:formula="of:=[.C76]/[.C75]" office:value-type="float" office:value="1.04106529124897" calcext:value-type="float">
            <text:p>1.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+[.C76]" office:value-type="float" office:value="8137050" calcext:value-type="float">
            <text:p>8137050</text:p>
          </table:table-cell>
          <table:table-cell table:formula="of:=[.$A77]^[parameters.$B$2] + [parameters.$C$2]*([.A77]-1)+[parameters.$A$2]" office:value-type="float" office:value="439360" calcext:value-type="float">
            <text:p>439360</text:p>
          </table:table-cell>
          <table:table-cell table:formula="of:=[.C77]/[.C76]" office:value-type="float" office:value="1.04051116152837" calcext:value-type="float">
            <text:p>1.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+[.C77]" office:value-type="float" office:value="8576410" calcext:value-type="float">
            <text:p>8576410</text:p>
          </table:table-cell>
          <table:table-cell table:formula="of:=[.$A78]^[parameters.$B$2] + [parameters.$C$2]*([.A78]-1)+[parameters.$A$2]" office:value-type="float" office:value="456922" calcext:value-type="float">
            <text:p>456922</text:p>
          </table:table-cell>
          <table:table-cell table:formula="of:=[.C78]/[.C77]" office:value-type="float" office:value="1.03997177713037" calcext:value-type="float">
            <text:p>1.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+[.C78]" office:value-type="float" office:value="9033332" calcext:value-type="float">
            <text:p>9033332</text:p>
          </table:table-cell>
          <table:table-cell table:formula="of:=[.$A79]^[parameters.$B$2] + [parameters.$C$2]*([.A79]-1)+[parameters.$A$2]" office:value-type="float" office:value="474946" calcext:value-type="float">
            <text:p>474946</text:p>
          </table:table-cell>
          <table:table-cell table:formula="of:=[.C79]/[.C78]" office:value-type="float" office:value="1.03944655761815" calcext:value-type="float">
            <text:p>1.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+[.C79]" office:value-type="float" office:value="9508278" calcext:value-type="float">
            <text:p>9508278</text:p>
          </table:table-cell>
          <table:table-cell table:formula="of:=[.$A80]^[parameters.$B$2] + [parameters.$C$2]*([.A80]-1)+[parameters.$A$2]" office:value-type="float" office:value="493438" calcext:value-type="float">
            <text:p>493438</text:p>
          </table:table-cell>
          <table:table-cell table:formula="of:=[.C80]/[.C79]" office:value-type="float" office:value="1.03893495260514" calcext:value-type="float">
            <text:p>1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+[.C80]" office:value-type="float" office:value="10001716" calcext:value-type="float">
            <text:p>10001716</text:p>
          </table:table-cell>
          <table:table-cell table:formula="of:=[.$A81]^[parameters.$B$2] + [parameters.$C$2]*([.A81]-1)+[parameters.$A$2]" office:value-type="float" office:value="512404" calcext:value-type="float">
            <text:p>512404</text:p>
          </table:table-cell>
          <table:table-cell table:formula="of:=[.C81]/[.C80]" office:value-type="float" office:value="1.03843643983641" calcext:value-type="float">
            <text:p>1.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+[.C81]" office:value-type="float" office:value="10514120" calcext:value-type="float">
            <text:p>10514120</text:p>
          </table:table-cell>
          <table:table-cell table:formula="of:=[.$A82]^[parameters.$B$2] + [parameters.$C$2]*([.A82]-1)+[parameters.$A$2]" office:value-type="float" office:value="531850" calcext:value-type="float">
            <text:p>531850</text:p>
          </table:table-cell>
          <table:table-cell table:formula="of:=[.C82]/[.C81]" office:value-type="float" office:value="1.03795052341512" calcext:value-type="float">
            <text:p>1.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+[.C82]" office:value-type="float" office:value="11045970" calcext:value-type="float">
            <text:p>11045970</text:p>
          </table:table-cell>
          <table:table-cell table:formula="of:=[.$A83]^[parameters.$B$2] + [parameters.$C$2]*([.A83]-1)+[parameters.$A$2]" office:value-type="float" office:value="551782" calcext:value-type="float">
            <text:p>551782</text:p>
          </table:table-cell>
          <table:table-cell table:formula="of:=[.C83]/[.C82]" office:value-type="float" office:value="1.03747673216132" calcext:value-type="float">
            <text:p>1.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+[.C83]" office:value-type="float" office:value="11597752" calcext:value-type="float">
            <text:p>11597752</text:p>
          </table:table-cell>
          <table:table-cell table:formula="of:=[.$A84]^[parameters.$B$2] + [parameters.$C$2]*([.A84]-1)+[parameters.$A$2]" office:value-type="float" office:value="572206" calcext:value-type="float">
            <text:p>572206</text:p>
          </table:table-cell>
          <table:table-cell table:formula="of:=[.C84]/[.C83]" office:value-type="float" office:value="1.03701461809193" calcext:value-type="float">
            <text:p>1.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+[.C84]" office:value-type="float" office:value="12169958" calcext:value-type="float">
            <text:p>12169958</text:p>
          </table:table-cell>
          <table:table-cell table:formula="of:=[.$A85]^[parameters.$B$2] + [parameters.$C$2]*([.A85]-1)+[parameters.$A$2]" office:value-type="float" office:value="593128" calcext:value-type="float">
            <text:p>593128</text:p>
          </table:table-cell>
          <table:table-cell table:formula="of:=[.C85]/[.C84]" office:value-type="float" office:value="1.03656375501131" calcext:value-type="float">
            <text:p>1.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+[.C85]" office:value-type="float" office:value="12763086" calcext:value-type="float">
            <text:p>12763086</text:p>
          </table:table-cell>
          <table:table-cell table:formula="of:=[.$A86]^[parameters.$B$2] + [parameters.$C$2]*([.A86]-1)+[parameters.$A$2]" office:value-type="float" office:value="614554" calcext:value-type="float">
            <text:p>614554</text:p>
          </table:table-cell>
          <table:table-cell table:formula="of:=[.C86]/[.C85]" office:value-type="float" office:value="1.03612373720344" calcext:value-type="float">
            <text:p>1.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+[.C86]" office:value-type="float" office:value="13377640" calcext:value-type="float">
            <text:p>13377640</text:p>
          </table:table-cell>
          <table:table-cell table:formula="of:=[.$A87]^[parameters.$B$2] + [parameters.$C$2]*([.A87]-1)+[parameters.$A$2]" office:value-type="float" office:value="636490" calcext:value-type="float">
            <text:p>636490</text:p>
          </table:table-cell>
          <table:table-cell table:formula="of:=[.C87]/[.C86]" office:value-type="float" office:value="1.03569417821705" calcext:value-type="float">
            <text:p>1.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+[.C87]" office:value-type="float" office:value="14014130" calcext:value-type="float">
            <text:p>14014130</text:p>
          </table:table-cell>
          <table:table-cell table:formula="of:=[.$A88]^[parameters.$B$2] + [parameters.$C$2]*([.A88]-1)+[parameters.$A$2]" office:value-type="float" office:value="658942" calcext:value-type="float">
            <text:p>658942</text:p>
          </table:table-cell>
          <table:table-cell table:formula="of:=[.C88]/[.C87]" office:value-type="float" office:value="1.03527470973621" calcext:value-type="float">
            <text:p>1.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+[.C88]" office:value-type="float" office:value="14673072" calcext:value-type="float">
            <text:p>14673072</text:p>
          </table:table-cell>
          <table:table-cell table:formula="of:=[.$A89]^[parameters.$B$2] + [parameters.$C$2]*([.A89]-1)+[parameters.$A$2]" office:value-type="float" office:value="681916" calcext:value-type="float">
            <text:p>681916</text:p>
          </table:table-cell>
          <table:table-cell table:formula="of:=[.C89]/[.C88]" office:value-type="float" office:value="1.03486498052939" calcext:value-type="float">
            <text:p>1.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+[.C89]" office:value-type="float" office:value="15354988" calcext:value-type="float">
            <text:p>15354988</text:p>
          </table:table-cell>
          <table:table-cell table:formula="of:=[.$A90]^[parameters.$B$2] + [parameters.$C$2]*([.A90]-1)+[parameters.$A$2]" office:value-type="float" office:value="705418" calcext:value-type="float">
            <text:p>705418</text:p>
          </table:table-cell>
          <table:table-cell table:formula="of:=[.C90]/[.C89]" office:value-type="float" office:value="1.03446465547076" calcext:value-type="float">
            <text:p>1.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+[.C90]" office:value-type="float" office:value="16060406" calcext:value-type="float">
            <text:p>16060406</text:p>
          </table:table-cell>
          <table:table-cell table:formula="of:=[.$A91]^[parameters.$B$2] + [parameters.$C$2]*([.A91]-1)+[parameters.$A$2]" office:value-type="float" office:value="729454" calcext:value-type="float">
            <text:p>729454</text:p>
          </table:table-cell>
          <table:table-cell table:formula="of:=[.C91]/[.C90]" office:value-type="float" office:value="1.03407341462792" calcext:value-type="float">
            <text:p>1.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+[.C91]" office:value-type="float" office:value="16789860" calcext:value-type="float">
            <text:p>16789860</text:p>
          </table:table-cell>
          <table:table-cell table:formula="of:=[.$A92]^[parameters.$B$2] + [parameters.$C$2]*([.A92]-1)+[parameters.$A$2]" office:value-type="float" office:value="754030" calcext:value-type="float">
            <text:p>754030</text:p>
          </table:table-cell>
          <table:table-cell table:formula="of:=[.C92]/[.C91]" office:value-type="float" office:value="1.03369095241098" calcext:value-type="float">
            <text:p>1.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+[.C92]" office:value-type="float" office:value="17543890" calcext:value-type="float">
            <text:p>17543890</text:p>
          </table:table-cell>
          <table:table-cell table:formula="of:=[.$A93]^[parameters.$B$2] + [parameters.$C$2]*([.A93]-1)+[parameters.$A$2]" office:value-type="float" office:value="779152" calcext:value-type="float">
            <text:p>779152</text:p>
          </table:table-cell>
          <table:table-cell table:formula="of:=[.C93]/[.C92]" office:value-type="float" office:value="1.03331697677811" calcext:value-type="float">
            <text:p>1.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+[.C93]" office:value-type="float" office:value="18323042" calcext:value-type="float">
            <text:p>18323042</text:p>
          </table:table-cell>
          <table:table-cell table:formula="of:=[.$A94]^[parameters.$B$2] + [parameters.$C$2]*([.A94]-1)+[parameters.$A$2]" office:value-type="float" office:value="804826" calcext:value-type="float">
            <text:p>804826</text:p>
          </table:table-cell>
          <table:table-cell table:formula="of:=[.C94]/[.C93]" office:value-type="float" office:value="1.03295120849334" calcext:value-type="float">
            <text:p>1.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+[.C94]" office:value-type="float" office:value="19127868" calcext:value-type="float">
            <text:p>19127868</text:p>
          </table:table-cell>
          <table:table-cell table:formula="of:=[.$A95]^[parameters.$B$2] + [parameters.$C$2]*([.A95]-1)+[parameters.$A$2]" office:value-type="float" office:value="831058" calcext:value-type="float">
            <text:p>831058</text:p>
          </table:table-cell>
          <table:table-cell table:formula="of:=[.C95]/[.C94]" office:value-type="float" office:value="1.03259338043254" calcext:value-type="float">
            <text:p>1.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+[.C95]" office:value-type="float" office:value="19958926" calcext:value-type="float">
            <text:p>19958926</text:p>
          </table:table-cell>
          <table:table-cell table:formula="of:=[.$A96]^[parameters.$B$2] + [parameters.$C$2]*([.A96]-1)+[parameters.$A$2]" office:value-type="float" office:value="857854" calcext:value-type="float">
            <text:p>857854</text:p>
          </table:table-cell>
          <table:table-cell table:formula="of:=[.C96]/[.C95]" office:value-type="float" office:value="1.03224323693413" calcext:value-type="float">
            <text:p>1.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+[.C96]" office:value-type="float" office:value="20816780" calcext:value-type="float">
            <text:p>20816780</text:p>
          </table:table-cell>
          <table:table-cell table:formula="of:=[.$A97]^[parameters.$B$2] + [parameters.$C$2]*([.A97]-1)+[parameters.$A$2]" office:value-type="float" office:value="885220" calcext:value-type="float">
            <text:p>885220</text:p>
          </table:table-cell>
          <table:table-cell table:formula="of:=[.C97]/[.C96]" office:value-type="float" office:value="1.03190053319096" calcext:value-type="float">
            <text:p>1.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+[.C97]" office:value-type="float" office:value="21702000" calcext:value-type="float">
            <text:p>21702000</text:p>
          </table:table-cell>
          <table:table-cell table:formula="of:=[.$A98]^[parameters.$B$2] + [parameters.$C$2]*([.A98]-1)+[parameters.$A$2]" office:value-type="float" office:value="913162" calcext:value-type="float">
            <text:p>913162</text:p>
          </table:table-cell>
          <table:table-cell table:formula="of:=[.C98]/[.C97]" office:value-type="float" office:value="1.03156503468064" calcext:value-type="float">
            <text:p>1.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+[.C98]" office:value-type="float" office:value="22615162" calcext:value-type="float">
            <text:p>22615162</text:p>
          </table:table-cell>
          <table:table-cell table:formula="of:=[.$A99]^[parameters.$B$2] + [parameters.$C$2]*([.A99]-1)+[parameters.$A$2]" office:value-type="float" office:value="941686" calcext:value-type="float">
            <text:p>941686</text:p>
          </table:table-cell>
          <table:table-cell table:formula="of:=[.C99]/[.C98]" office:value-type="float" office:value="1.03123651663122" calcext:value-type="float">
            <text:p>1.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+[.C99]" office:value-type="float" office:value="23556848" calcext:value-type="float">
            <text:p>23556848</text:p>
          </table:table-cell>
          <table:table-cell table:formula="of:=[.$A100]^[parameters.$B$2] + [parameters.$C$2]*([.A100]-1)+[parameters.$A$2]" office:value-type="float" office:value="970798" calcext:value-type="float">
            <text:p>970798</text:p>
          </table:table-cell>
          <table:table-cell table:formula="of:=[.C100]/[.C99]" office:value-type="float" office:value="1.0309147635199" calcext:value-type="float">
            <text:p>1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+[.C100]" office:value-type="float" office:value="24527646" calcext:value-type="float">
            <text:p>24527646</text:p>
          </table:table-cell>
          <table:table-cell table:formula="of:=[.$A101]^[parameters.$B$2] + [parameters.$C$2]*([.A101]-1)+[parameters.$A$2]" office:value-type="float" office:value="1000504" calcext:value-type="float">
            <text:p>1000504</text:p>
          </table:table-cell>
          <table:table-cell table:formula="of:=[.C101]/[.C100]" office:value-type="float" office:value="1.03059956860233" calcext:value-type="float">
            <text:p>1.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1]+[.C101]" office:value-type="float" office:value="25528150" calcext:value-type="float">
            <text:p>25528150</text:p>
          </table:table-cell>
          <table:table-cell table:formula="of:=[.$A102]^[parameters.$B$2] + [parameters.$C$2]*([.A102]-1)+[parameters.$A$2]" office:value-type="float" office:value="1030810" calcext:value-type="float">
            <text:p>1030810</text:p>
          </table:table-cell>
          <table:table-cell table:formula="of:=[.C102]/[.C101]" office:value-type="float" office:value="1.03029073347033" calcext:value-type="float">
            <text:p>1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2]+[.C102]" office:value-type="float" office:value="26558960" calcext:value-type="float">
            <text:p>26558960</text:p>
          </table:table-cell>
          <table:table-cell table:formula="of:=[.$A103]^[parameters.$B$2] + [parameters.$C$2]*([.A103]-1)+[parameters.$A$2]" office:value-type="float" office:value="1061722" calcext:value-type="float">
            <text:p>1061722</text:p>
          </table:table-cell>
          <table:table-cell table:formula="of:=[.C103]/[.C102]" office:value-type="float" office:value="1.02998806763613" calcext:value-type="float">
            <text:p>1.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3]+[.C103]" office:value-type="float" office:value="27620682" calcext:value-type="float">
            <text:p>27620682</text:p>
          </table:table-cell>
          <table:table-cell table:formula="of:=[.$A104]^[parameters.$B$2] + [parameters.$C$2]*([.A104]-1)+[parameters.$A$2]" office:value-type="float" office:value="1093246" calcext:value-type="float">
            <text:p>1093246</text:p>
          </table:table-cell>
          <table:table-cell table:formula="of:=[.C104]/[.C103]" office:value-type="float" office:value="1.02969138814115" calcext:value-type="float">
            <text:p>1.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4]+[.C104]" office:value-type="float" office:value="28713928" calcext:value-type="float">
            <text:p>28713928</text:p>
          </table:table-cell>
          <table:table-cell table:formula="of:=[.$A105]^[parameters.$B$2] + [parameters.$C$2]*([.A105]-1)+[parameters.$A$2]" office:value-type="float" office:value="1125388" calcext:value-type="float">
            <text:p>1125388</text:p>
          </table:table-cell>
          <table:table-cell table:formula="of:=[.C105]/[.C104]" office:value-type="float" office:value="1.02940051918781" calcext:value-type="float">
            <text:p>1.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5]+[.C105]" office:value-type="float" office:value="29839316" calcext:value-type="float">
            <text:p>29839316</text:p>
          </table:table-cell>
          <table:table-cell table:formula="of:=[.$A106]^[parameters.$B$2] + [parameters.$C$2]*([.A106]-1)+[parameters.$A$2]" office:value-type="float" office:value="1158154" calcext:value-type="float">
            <text:p>1158154</text:p>
          </table:table-cell>
          <table:table-cell table:formula="of:=[.C106]/[.C105]" office:value-type="float" office:value="1.0291152917927" calcext:value-type="float">
            <text:p>1.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6]+[.C106]" office:value-type="float" office:value="30997470" calcext:value-type="float">
            <text:p>30997470</text:p>
          </table:table-cell>
          <table:table-cell table:formula="of:=[.$A107]^[parameters.$B$2] + [parameters.$C$2]*([.A107]-1)+[parameters.$A$2]" office:value-type="float" office:value="1191550" calcext:value-type="float">
            <text:p>1191550</text:p>
          </table:table-cell>
          <table:table-cell table:formula="of:=[.C107]/[.C106]" office:value-type="float" office:value="1.02883554345968" calcext:value-type="float">
            <text:p>1.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+[.C107]" office:value-type="float" office:value="32189020" calcext:value-type="float">
            <text:p>32189020</text:p>
          </table:table-cell>
          <table:table-cell table:formula="of:=[.$A108]^[parameters.$B$2] + [parameters.$C$2]*([.A108]-1)+[parameters.$A$2]" office:value-type="float" office:value="1225582" calcext:value-type="float">
            <text:p>1225582</text:p>
          </table:table-cell>
          <table:table-cell table:formula="of:=[.C108]/[.C107]" office:value-type="float" office:value="1.02856111787168" calcext:value-type="float">
            <text:p>1.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8]+[.C108]" office:value-type="float" office:value="33414602" calcext:value-type="float">
            <text:p>33414602</text:p>
          </table:table-cell>
          <table:table-cell table:formula="of:=[.$A109]^[parameters.$B$2] + [parameters.$C$2]*([.A109]-1)+[parameters.$A$2]" office:value-type="float" office:value="1260256" calcext:value-type="float">
            <text:p>1260256</text:p>
          </table:table-cell>
          <table:table-cell table:formula="of:=[.C109]/[.C108]" office:value-type="float" office:value="1.02829186459984" calcext:value-type="float">
            <text:p>1.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9]+[.C109]" office:value-type="float" office:value="34674858" calcext:value-type="float">
            <text:p>34674858</text:p>
          </table:table-cell>
          <table:table-cell table:formula="of:=[.$A110]^[parameters.$B$2] + [parameters.$C$2]*([.A110]-1)+[parameters.$A$2]" office:value-type="float" office:value="1295578" calcext:value-type="float">
            <text:p>1295578</text:p>
          </table:table-cell>
          <table:table-cell table:formula="of:=[.C110]/[.C109]" office:value-type="float" office:value="1.02802763882894" calcext:value-type="float">
            <text:p>1.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0]+[.C110]" office:value-type="float" office:value="35970436" calcext:value-type="float">
            <text:p>35970436</text:p>
          </table:table-cell>
          <table:table-cell table:formula="of:=[.$A111]^[parameters.$B$2] + [parameters.$C$2]*([.A111]-1)+[parameters.$A$2]" office:value-type="float" office:value="1331554" calcext:value-type="float">
            <text:p>1331554</text:p>
          </table:table-cell>
          <table:table-cell table:formula="of:=[.C111]/[.C110]" office:value-type="float" office:value="1.02776830109804" calcext:value-type="float">
            <text:p>1.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1]+[.C111]" office:value-type="float" office:value="37301990" calcext:value-type="float">
            <text:p>37301990</text:p>
          </table:table-cell>
          <table:table-cell table:formula="of:=[.$A112]^[parameters.$B$2] + [parameters.$C$2]*([.A112]-1)+[parameters.$A$2]" office:value-type="float" office:value="1368190" calcext:value-type="float">
            <text:p>1368190</text:p>
          </table:table-cell>
          <table:table-cell table:formula="of:=[.C112]/[.C111]" office:value-type="float" office:value="1.02751371705541" calcext:value-type="float">
            <text:p>1.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2]+[.C112]" office:value-type="float" office:value="38670180" calcext:value-type="float">
            <text:p>38670180</text:p>
          </table:table-cell>
          <table:table-cell table:formula="of:=[.$A113]^[parameters.$B$2] + [parameters.$C$2]*([.A113]-1)+[parameters.$A$2]" office:value-type="float" office:value="1405492" calcext:value-type="float">
            <text:p>1405492</text:p>
          </table:table-cell>
          <table:table-cell table:formula="of:=[.C113]/[.C112]" office:value-type="float" office:value="1.0272637572267" calcext:value-type="float">
            <text:p>1.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3]+[.C113]" office:value-type="float" office:value="40075672" calcext:value-type="float">
            <text:p>40075672</text:p>
          </table:table-cell>
          <table:table-cell table:formula="of:=[.$A114]^[parameters.$B$2] + [parameters.$C$2]*([.A114]-1)+[parameters.$A$2]" office:value-type="float" office:value="1443466" calcext:value-type="float">
            <text:p>1443466</text:p>
          </table:table-cell>
          <table:table-cell table:formula="of:=[.C114]/[.C113]" office:value-type="float" office:value="1.02701829679571" calcext:value-type="float">
            <text:p>1.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+[.C114]" office:value-type="float" office:value="41519138" calcext:value-type="float">
            <text:p>41519138</text:p>
          </table:table-cell>
          <table:table-cell table:formula="of:=[.$A115]^[parameters.$B$2] + [parameters.$C$2]*([.A115]-1)+[parameters.$A$2]" office:value-type="float" office:value="1482118" calcext:value-type="float">
            <text:p>1482118</text:p>
          </table:table-cell>
          <table:table-cell table:formula="of:=[.C115]/[.C114]" office:value-type="float" office:value="1.02677721539683" calcext:value-type="float">
            <text:p>1.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5]+[.C115]" office:value-type="float" office:value="43001256" calcext:value-type="float">
            <text:p>43001256</text:p>
          </table:table-cell>
          <table:table-cell table:formula="of:=[.$A116]^[parameters.$B$2] + [parameters.$C$2]*([.A116]-1)+[parameters.$A$2]" office:value-type="float" office:value="1521454" calcext:value-type="float">
            <text:p>1521454</text:p>
          </table:table-cell>
          <table:table-cell table:formula="of:=[.C116]/[.C115]" office:value-type="float" office:value="1.02654039691846" calcext:value-type="float">
            <text:p>1.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6]+[.C116]" office:value-type="float" office:value="44522710" calcext:value-type="float">
            <text:p>44522710</text:p>
          </table:table-cell>
          <table:table-cell table:formula="of:=[.$A117]^[parameters.$B$2] + [parameters.$C$2]*([.A117]-1)+[parameters.$A$2]" office:value-type="float" office:value="1561480" calcext:value-type="float">
            <text:p>1561480</text:p>
          </table:table-cell>
          <table:table-cell table:formula="of:=[.C117]/[.C116]" office:value-type="float" office:value="1.02630772931682" calcext:value-type="float">
            <text:p>1.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7]+[.C117]" office:value-type="float" office:value="46084190" calcext:value-type="float">
            <text:p>46084190</text:p>
          </table:table-cell>
          <table:table-cell table:formula="of:=[.$A118]^[parameters.$B$2] + [parameters.$C$2]*([.A118]-1)+[parameters.$A$2]" office:value-type="float" office:value="1602202" calcext:value-type="float">
            <text:p>1602202</text:p>
          </table:table-cell>
          <table:table-cell table:formula="of:=[.C118]/[.C117]" office:value-type="float" office:value="1.02607910443938" calcext:value-type="float">
            <text:p>1.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8]+[.C118]" office:value-type="float" office:value="47686392" calcext:value-type="float">
            <text:p>47686392</text:p>
          </table:table-cell>
          <table:table-cell table:formula="of:=[.$A119]^[parameters.$B$2] + [parameters.$C$2]*([.A119]-1)+[parameters.$A$2]" office:value-type="float" office:value="1643626" calcext:value-type="float">
            <text:p>1643626</text:p>
          </table:table-cell>
          <table:table-cell table:formula="of:=[.C119]/[.C118]" office:value-type="float" office:value="1.02585441785742" calcext:value-type="float">
            <text:p>1.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9]+[.C119]" office:value-type="float" office:value="49330018" calcext:value-type="float">
            <text:p>49330018</text:p>
          </table:table-cell>
          <table:table-cell table:formula="of:=[.$A120]^[parameters.$B$2] + [parameters.$C$2]*([.A120]-1)+[parameters.$A$2]" office:value-type="float" office:value="1685758" calcext:value-type="float">
            <text:p>1685758</text:p>
          </table:table-cell>
          <table:table-cell table:formula="of:=[.C120]/[.C119]" office:value-type="float" office:value="1.02563356870724" calcext:value-type="float">
            <text:p>1.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0]+[.C120]" office:value-type="float" office:value="51015776" calcext:value-type="float">
            <text:p>51015776</text:p>
          </table:table-cell>
          <table:table-cell table:formula="of:=[.$A121]^[parameters.$B$2] + [parameters.$C$2]*([.A121]-1)+[parameters.$A$2]" office:value-type="float" office:value="1728604" calcext:value-type="float">
            <text:p>1728604</text:p>
          </table:table-cell>
          <table:table-cell table:formula="of:=[.C121]/[.C120]" office:value-type="float" office:value="1.02541645953927" calcext:value-type="float">
            <text:p>1.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+[.C121]" office:value-type="float" office:value="52744380" calcext:value-type="float">
            <text:p>52744380</text:p>
          </table:table-cell>
          <table:table-cell table:formula="of:=[.$A122]^[parameters.$B$2] + [parameters.$C$2]*([.A122]-1)+[parameters.$A$2]" office:value-type="float" office:value="1772170" calcext:value-type="float">
            <text:p>1772170</text:p>
          </table:table-cell>
          <table:table-cell table:formula="of:=[.C122]/[.C121]" office:value-type="float" office:value="1.02520299617495" calcext:value-type="float">
            <text:p>1.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2]+[.C122]" office:value-type="float" office:value="54516550" calcext:value-type="float">
            <text:p>54516550</text:p>
          </table:table-cell>
          <table:table-cell table:formula="of:=[.$A123]^[parameters.$B$2] + [parameters.$C$2]*([.A123]-1)+[parameters.$A$2]" office:value-type="float" office:value="1816462" calcext:value-type="float">
            <text:p>1816462</text:p>
          </table:table-cell>
          <table:table-cell table:formula="of:=[.C123]/[.C122]" office:value-type="float" office:value="1.02499308757061" calcext:value-type="float">
            <text:p>1.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3]+[.C123]" office:value-type="float" office:value="56333012" calcext:value-type="float">
            <text:p>56333012</text:p>
          </table:table-cell>
          <table:table-cell table:formula="of:=[.$A124]^[parameters.$B$2] + [parameters.$C$2]*([.A124]-1)+[parameters.$A$2]" office:value-type="float" office:value="1861486" calcext:value-type="float">
            <text:p>1861486</text:p>
          </table:table-cell>
          <table:table-cell table:formula="of:=[.C124]/[.C123]" office:value-type="float" office:value="1.02478664568816" calcext:value-type="float">
            <text:p>1.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4]+[.C124]" office:value-type="float" office:value="58194498" calcext:value-type="float">
            <text:p>58194498</text:p>
          </table:table-cell>
          <table:table-cell table:formula="of:=[.$A125]^[parameters.$B$2] + [parameters.$C$2]*([.A125]-1)+[parameters.$A$2]" office:value-type="float" office:value="1907248" calcext:value-type="float">
            <text:p>1907248</text:p>
          </table:table-cell>
          <table:table-cell table:formula="of:=[.C125]/[.C124]" office:value-type="float" office:value="1.02458358537212" calcext:value-type="float">
            <text:p>1.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5]+[.C125]" office:value-type="float" office:value="60101746" calcext:value-type="float">
            <text:p>60101746</text:p>
          </table:table-cell>
          <table:table-cell table:formula="of:=[.$A126]^[parameters.$B$2] + [parameters.$C$2]*([.A126]-1)+[parameters.$A$2]" office:value-type="float" office:value="1953754" calcext:value-type="float">
            <text:p>1953754</text:p>
          </table:table-cell>
          <table:table-cell table:formula="of:=[.C126]/[.C125]" office:value-type="float" office:value="1.02438382423261" calcext:value-type="float">
            <text:p>1.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6]+[.C126]" office:value-type="float" office:value="62055500" calcext:value-type="float">
            <text:p>62055500</text:p>
          </table:table-cell>
          <table:table-cell table:formula="of:=[.$A127]^[parameters.$B$2] + [parameters.$C$2]*([.A127]-1)+[parameters.$A$2]" office:value-type="float" office:value="2001010" calcext:value-type="float">
            <text:p>2001010</text:p>
          </table:table-cell>
          <table:table-cell table:formula="of:=[.C127]/[.C126]" office:value-type="float" office:value="1.02418728253403" calcext:value-type="float">
            <text:p>1.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7]+[.C127]" office:value-type="float" office:value="64056510" calcext:value-type="float">
            <text:p>64056510</text:p>
          </table:table-cell>
          <table:table-cell table:formula="of:=[.$A128]^[parameters.$B$2] + [parameters.$C$2]*([.A128]-1)+[parameters.$A$2]" office:value-type="float" office:value="2049022" calcext:value-type="float">
            <text:p>2049022</text:p>
          </table:table-cell>
          <table:table-cell table:formula="of:=[.C128]/[.C127]" office:value-type="float" office:value="1.02399388308904" calcext:value-type="float">
            <text:p>1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+[.C128]" office:value-type="float" office:value="66105532" calcext:value-type="float">
            <text:p>66105532</text:p>
          </table:table-cell>
          <table:table-cell table:formula="of:=[.$A129]^[parameters.$B$2] + [parameters.$C$2]*([.A129]-1)+[parameters.$A$2]" office:value-type="float" office:value="2097796" calcext:value-type="float">
            <text:p>2097796</text:p>
          </table:table-cell>
          <table:table-cell table:formula="of:=[.C129]/[.C128]" office:value-type="float" office:value="1.02380355115758" calcext:value-type="float">
            <text:p>1.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9]+[.C129]" office:value-type="float" office:value="68203328" calcext:value-type="float">
            <text:p>68203328</text:p>
          </table:table-cell>
          <table:table-cell table:formula="of:=[.$A130]^[parameters.$B$2] + [parameters.$C$2]*([.A130]-1)+[parameters.$A$2]" office:value-type="float" office:value="2147338" calcext:value-type="float">
            <text:p>2147338</text:p>
          </table:table-cell>
          <table:table-cell table:formula="of:=[.C130]/[.C129]" office:value-type="float" office:value="1.02361621435068" calcext:value-type="float">
            <text:p>1.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0]+[.C130]" office:value-type="float" office:value="70350666" calcext:value-type="float">
            <text:p>70350666</text:p>
          </table:table-cell>
          <table:table-cell table:formula="of:=[.$A131]^[parameters.$B$2] + [parameters.$C$2]*([.A131]-1)+[parameters.$A$2]" office:value-type="float" office:value="2197654" calcext:value-type="float">
            <text:p>2197654</text:p>
          </table:table-cell>
          <table:table-cell table:formula="of:=[.C131]/[.C130]" office:value-type="float" office:value="1.02343180253877" calcext:value-type="float">
            <text:p>1.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1]+[.C131]" office:value-type="float" office:value="72548320" calcext:value-type="float">
            <text:p>72548320</text:p>
          </table:table-cell>
          <table:table-cell table:formula="of:=[.$A132]^[parameters.$B$2] + [parameters.$C$2]*([.A132]-1)+[parameters.$A$2]" office:value-type="float" office:value="2248750" calcext:value-type="float">
            <text:p>2248750</text:p>
          </table:table-cell>
          <table:table-cell table:formula="of:=[.C132]/[.C131]" office:value-type="float" office:value="1.02325024776421" calcext:value-type="float">
            <text:p>1.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2]+[.C132]" office:value-type="float" office:value="74797070" calcext:value-type="float">
            <text:p>74797070</text:p>
          </table:table-cell>
          <table:table-cell table:formula="of:=[.$A133]^[parameters.$B$2] + [parameters.$C$2]*([.A133]-1)+[parameters.$A$2]" office:value-type="float" office:value="2300632" calcext:value-type="float">
            <text:p>2300632</text:p>
          </table:table-cell>
          <table:table-cell table:formula="of:=[.C133]/[.C132]" office:value-type="float" office:value="1.02307148415787" calcext:value-type="float">
            <text:p>1.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3]+[.C133]" office:value-type="float" office:value="77097702" calcext:value-type="float">
            <text:p>77097702</text:p>
          </table:table-cell>
          <table:table-cell table:formula="of:=[.$A134]^[parameters.$B$2] + [parameters.$C$2]*([.A134]-1)+[parameters.$A$2]" office:value-type="float" office:value="2353306" calcext:value-type="float">
            <text:p>2353306</text:p>
          </table:table-cell>
          <table:table-cell table:formula="of:=[.C134]/[.C133]" office:value-type="float" office:value="1.02289544785954" calcext:value-type="float">
            <text:p>1.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4]+[.C134]" office:value-type="float" office:value="79451008" calcext:value-type="float">
            <text:p>79451008</text:p>
          </table:table-cell>
          <table:table-cell table:formula="of:=[.$A135]^[parameters.$B$2] + [parameters.$C$2]*([.A135]-1)+[parameters.$A$2]" office:value-type="float" office:value="2406778" calcext:value-type="float">
            <text:p>2406778</text:p>
          </table:table-cell>
          <table:table-cell table:formula="of:=[.C135]/[.C134]" office:value-type="float" office:value="1.02272207694197" calcext:value-type="float">
            <text:p>1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+[.C135]" office:value-type="float" office:value="81857786" calcext:value-type="float">
            <text:p>81857786</text:p>
          </table:table-cell>
          <table:table-cell table:formula="of:=[.$A136]^[parameters.$B$2] + [parameters.$C$2]*([.A136]-1)+[parameters.$A$2]" office:value-type="float" office:value="2461054" calcext:value-type="float">
            <text:p>2461054</text:p>
          </table:table-cell>
          <table:table-cell table:formula="of:=[.C136]/[.C135]" office:value-type="float" office:value="1.02255131133823" calcext:value-type="float">
            <text:p>1.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6]+[.C136]" office:value-type="float" office:value="84318840" calcext:value-type="float">
            <text:p>84318840</text:p>
          </table:table-cell>
          <table:table-cell table:formula="of:=[.$A137]^[parameters.$B$2] + [parameters.$C$2]*([.A137]-1)+[parameters.$A$2]" office:value-type="float" office:value="2516140" calcext:value-type="float">
            <text:p>2516140</text:p>
          </table:table-cell>
          <table:table-cell table:formula="of:=[.C137]/[.C136]" office:value-type="float" office:value="1.02238309277245" calcext:value-type="float">
            <text:p>1.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7]+[.C137]" office:value-type="float" office:value="86834980" calcext:value-type="float">
            <text:p>86834980</text:p>
          </table:table-cell>
          <table:table-cell table:formula="of:=[.$A138]^[parameters.$B$2] + [parameters.$C$2]*([.A138]-1)+[parameters.$A$2]" office:value-type="float" office:value="2572042" calcext:value-type="float">
            <text:p>2572042</text:p>
          </table:table-cell>
          <table:table-cell table:formula="of:=[.C138]/[.C137]" office:value-type="float" office:value="1.02221736469354" calcext:value-type="float">
            <text:p>1.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8]+[.C138]" office:value-type="float" office:value="89407022" calcext:value-type="float">
            <text:p>89407022</text:p>
          </table:table-cell>
          <table:table-cell table:formula="of:=[.$A139]^[parameters.$B$2] + [parameters.$C$2]*([.A139]-1)+[parameters.$A$2]" office:value-type="float" office:value="2628766" calcext:value-type="float">
            <text:p>2628766</text:p>
          </table:table-cell>
          <table:table-cell table:formula="of:=[.C139]/[.C138]" office:value-type="float" office:value="1.02205407221188" calcext:value-type="float">
            <text:p>1.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9]+[.C139]" office:value-type="float" office:value="92035788" calcext:value-type="float">
            <text:p>92035788</text:p>
          </table:table-cell>
          <table:table-cell table:formula="of:=[.$A140]^[parameters.$B$2] + [parameters.$C$2]*([.A140]-1)+[parameters.$A$2]" office:value-type="float" office:value="2686318" calcext:value-type="float">
            <text:p>2686318</text:p>
          </table:table-cell>
          <table:table-cell table:formula="of:=[.C140]/[.C139]" office:value-type="float" office:value="1.02189316203877" calcext:value-type="float">
            <text:p>1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0]+[.C140]" office:value-type="float" office:value="94722106" calcext:value-type="float">
            <text:p>94722106</text:p>
          </table:table-cell>
          <table:table-cell table:formula="of:=[.$A141]^[parameters.$B$2] + [parameters.$C$2]*([.A141]-1)+[parameters.$A$2]" office:value-type="float" office:value="2744704" calcext:value-type="float">
            <text:p>2744704</text:p>
          </table:table-cell>
          <table:table-cell table:formula="of:=[.C141]/[.C140]" office:value-type="float" office:value="1.02173458242844" calcext:value-type="float">
            <text:p>1.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1]+[.C141]" office:value-type="float" office:value="97466810" calcext:value-type="float">
            <text:p>97466810</text:p>
          </table:table-cell>
          <table:table-cell table:formula="of:=[.$A142]^[parameters.$B$2] + [parameters.$C$2]*([.A142]-1)+[parameters.$A$2]" office:value-type="float" office:value="2803930" calcext:value-type="float">
            <text:p>2803930</text:p>
          </table:table-cell>
          <table:table-cell table:formula="of:=[.C142]/[.C141]" office:value-type="float" office:value="1.0215782831227" calcext:value-type="float">
            <text:p>1.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+[.C142]" office:value-type="float" office:value="100270740" calcext:value-type="float">
            <text:p>100270740</text:p>
          </table:table-cell>
          <table:table-cell table:formula="of:=[.$A143]^[parameters.$B$2] + [parameters.$C$2]*([.A143]-1)+[parameters.$A$2]" office:value-type="float" office:value="2864002" calcext:value-type="float">
            <text:p>2864002</text:p>
          </table:table-cell>
          <table:table-cell table:formula="of:=[.C143]/[.C142]" office:value-type="float" office:value="1.02142421529781" calcext:value-type="float">
            <text:p>1.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3]+[.C143]" office:value-type="float" office:value="103134742" calcext:value-type="float">
            <text:p>103134742</text:p>
          </table:table-cell>
          <table:table-cell table:formula="of:=[.$A144]^[parameters.$B$2] + [parameters.$C$2]*([.A144]-1)+[parameters.$A$2]" office:value-type="float" office:value="2924926" calcext:value-type="float">
            <text:p>2924926</text:p>
          </table:table-cell>
          <table:table-cell table:formula="of:=[.C144]/[.C143]" office:value-type="float" office:value="1.02127233151373" calcext:value-type="float">
            <text:p>1.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4]+[.C144]" office:value-type="float" office:value="106059668" calcext:value-type="float">
            <text:p>106059668</text:p>
          </table:table-cell>
          <table:table-cell table:formula="of:=[.$A145]^[parameters.$B$2] + [parameters.$C$2]*([.A145]-1)+[parameters.$A$2]" office:value-type="float" office:value="2986708" calcext:value-type="float">
            <text:p>2986708</text:p>
          </table:table-cell>
          <table:table-cell table:formula="of:=[.C145]/[.C144]" office:value-type="float" office:value="1.02112258566542" calcext:value-type="float">
            <text:p>1.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5]+[.C145]" office:value-type="float" office:value="109046376" calcext:value-type="float">
            <text:p>109046376</text:p>
          </table:table-cell>
          <table:table-cell table:formula="of:=[.$A146]^[parameters.$B$2] + [parameters.$C$2]*([.A146]-1)+[parameters.$A$2]" office:value-type="float" office:value="3049354" calcext:value-type="float">
            <text:p>3049354</text:p>
          </table:table-cell>
          <table:table-cell table:formula="of:=[.C146]/[.C145]" office:value-type="float" office:value="1.0209749329362" calcext:value-type="float">
            <text:p>1.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6]+[.C146]" office:value-type="float" office:value="112095730" calcext:value-type="float">
            <text:p>112095730</text:p>
          </table:table-cell>
          <table:table-cell table:formula="of:=[.$A147]^[parameters.$B$2] + [parameters.$C$2]*([.A147]-1)+[parameters.$A$2]" office:value-type="float" office:value="3112870" calcext:value-type="float">
            <text:p>3112870</text:p>
          </table:table-cell>
          <table:table-cell table:formula="of:=[.C147]/[.C146]" office:value-type="float" office:value="1.02082932975312" calcext:value-type="float">
            <text:p>1.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7]+[.C147]" office:value-type="float" office:value="115208600" calcext:value-type="float">
            <text:p>115208600</text:p>
          </table:table-cell>
          <table:table-cell table:formula="of:=[.$A148]^[parameters.$B$2] + [parameters.$C$2]*([.A148]-1)+[parameters.$A$2]" office:value-type="float" office:value="3177262" calcext:value-type="float">
            <text:p>3177262</text:p>
          </table:table-cell>
          <table:table-cell table:formula="of:=[.C148]/[.C147]" office:value-type="float" office:value="1.0206857337441" calcext:value-type="float">
            <text:p>1.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8]+[.C148]" office:value-type="float" office:value="118385862" calcext:value-type="float">
            <text:p>118385862</text:p>
          </table:table-cell>
          <table:table-cell table:formula="of:=[.$A149]^[parameters.$B$2] + [parameters.$C$2]*([.A149]-1)+[parameters.$A$2]" office:value-type="float" office:value="3242536" calcext:value-type="float">
            <text:p>3242536</text:p>
          </table:table-cell>
          <table:table-cell table:formula="of:=[.C149]/[.C148]" office:value-type="float" office:value="1.02054410369683" calcext:value-type="float">
            <text:p>1.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+[.C149]" office:value-type="float" office:value="121628398" calcext:value-type="float">
            <text:p>121628398</text:p>
          </table:table-cell>
          <table:table-cell table:formula="of:=[.$A150]^[parameters.$B$2] + [parameters.$C$2]*([.A150]-1)+[parameters.$A$2]" office:value-type="float" office:value="3308698" calcext:value-type="float">
            <text:p>3308698</text:p>
          </table:table-cell>
          <table:table-cell table:formula="of:=[.C150]/[.C149]" office:value-type="float" office:value="1.02040439951939" calcext:value-type="float">
            <text:p>1.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0]+[.C150]" office:value-type="float" office:value="124937096" calcext:value-type="float">
            <text:p>124937096</text:p>
          </table:table-cell>
          <table:table-cell table:formula="of:=[.$A151]^[parameters.$B$2] + [parameters.$C$2]*([.A151]-1)+[parameters.$A$2]" office:value-type="float" office:value="3375754" calcext:value-type="float">
            <text:p>3375754</text:p>
          </table:table-cell>
          <table:table-cell table:formula="of:=[.C151]/[.C150]" office:value-type="float" office:value="1.02026658220243" calcext:value-type="float">
            <text:p>1.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1]+[.C151]" office:value-type="float" office:value="128312850" calcext:value-type="float">
            <text:p>128312850</text:p>
          </table:table-cell>
          <table:table-cell table:formula="of:=[.$A152]^[parameters.$B$2] + [parameters.$C$2]*([.A152]-1)+[parameters.$A$2]" office:value-type="float" office:value="3443710" calcext:value-type="float">
            <text:p>3443710</text:p>
          </table:table-cell>
          <table:table-cell table:formula="of:=[.C152]/[.C151]" office:value-type="float" office:value="1.02013061378288" calcext:value-type="float">
            <text:p>1.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2]+[.C152]" office:value-type="float" office:value="131756560" calcext:value-type="float">
            <text:p>131756560</text:p>
          </table:table-cell>
          <table:table-cell table:formula="of:=[.$A153]^[parameters.$B$2] + [parameters.$C$2]*([.A153]-1)+[parameters.$A$2]" office:value-type="float" office:value="3512572" calcext:value-type="float">
            <text:p>3512572</text:p>
          </table:table-cell>
          <table:table-cell table:formula="of:=[.C153]/[.C152]" office:value-type="float" office:value="1.01999645730912" calcext:value-type="float">
            <text:p>1.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3]+[.C153]" office:value-type="float" office:value="135269132" calcext:value-type="float">
            <text:p>135269132</text:p>
          </table:table-cell>
          <table:table-cell table:formula="of:=[.$A154]^[parameters.$B$2] + [parameters.$C$2]*([.A154]-1)+[parameters.$A$2]" office:value-type="float" office:value="3582346" calcext:value-type="float">
            <text:p>3582346</text:p>
          </table:table-cell>
          <table:table-cell table:formula="of:=[.C154]/[.C153]" office:value-type="float" office:value="1.01986407680754" calcext:value-type="float">
            <text:p>1.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4]+[.C154]" office:value-type="float" office:value="138851478" calcext:value-type="float">
            <text:p>138851478</text:p>
          </table:table-cell>
          <table:table-cell table:formula="of:=[.$A155]^[parameters.$B$2] + [parameters.$C$2]*([.A155]-1)+[parameters.$A$2]" office:value-type="float" office:value="3653038" calcext:value-type="float">
            <text:p>3653038</text:p>
          </table:table-cell>
          <table:table-cell table:formula="of:=[.C155]/[.C154]" office:value-type="float" office:value="1.01973343725034" calcext:value-type="float">
            <text:p>1.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5]+[.C155]" office:value-type="float" office:value="142504516" calcext:value-type="float">
            <text:p>142504516</text:p>
          </table:table-cell>
          <table:table-cell table:formula="of:=[.$A156]^[parameters.$B$2] + [parameters.$C$2]*([.A156]-1)+[parameters.$A$2]" office:value-type="float" office:value="3724654" calcext:value-type="float">
            <text:p>3724654</text:p>
          </table:table-cell>
          <table:table-cell table:formula="of:=[.C156]/[.C155]" office:value-type="float" office:value="1.01960450452473" calcext:value-type="float">
            <text:p>1.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+[.C156]" office:value-type="float" office:value="146229170" calcext:value-type="float">
            <text:p>146229170</text:p>
          </table:table-cell>
          <table:table-cell table:formula="of:=[.$A157]^[parameters.$B$2] + [parameters.$C$2]*([.A157]-1)+[parameters.$A$2]" office:value-type="float" office:value="3797200" calcext:value-type="float">
            <text:p>3797200</text:p>
          </table:table-cell>
          <table:table-cell table:formula="of:=[.C157]/[.C156]" office:value-type="float" office:value="1.0194772454032" calcext:value-type="float">
            <text:p>1.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7]+[.C157]" office:value-type="float" office:value="150026370" calcext:value-type="float">
            <text:p>150026370</text:p>
          </table:table-cell>
          <table:table-cell table:formula="of:=[.$A158]^[parameters.$B$2] + [parameters.$C$2]*([.A158]-1)+[parameters.$A$2]" office:value-type="float" office:value="3870682" calcext:value-type="float">
            <text:p>3870682</text:p>
          </table:table-cell>
          <table:table-cell table:formula="of:=[.C158]/[.C157]" office:value-type="float" office:value="1.01935162751501" calcext:value-type="float">
            <text:p>1.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8]+[.C158]" office:value-type="float" office:value="153897052" calcext:value-type="float">
            <text:p>153897052</text:p>
          </table:table-cell>
          <table:table-cell table:formula="of:=[.$A159]^[parameters.$B$2] + [parameters.$C$2]*([.A159]-1)+[parameters.$A$2]" office:value-type="float" office:value="3945106" calcext:value-type="float">
            <text:p>3945106</text:p>
          </table:table-cell>
          <table:table-cell table:formula="of:=[.C159]/[.C158]" office:value-type="float" office:value="1.01922761931877" calcext:value-type="float">
            <text:p>1.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9]+[.C159]" office:value-type="float" office:value="157842158" calcext:value-type="float">
            <text:p>157842158</text:p>
          </table:table-cell>
          <table:table-cell table:formula="of:=[.$A160]^[parameters.$B$2] + [parameters.$C$2]*([.A160]-1)+[parameters.$A$2]" office:value-type="float" office:value="4020478" calcext:value-type="float">
            <text:p>4020478</text:p>
          </table:table-cell>
          <table:table-cell table:formula="of:=[.C160]/[.C159]" office:value-type="float" office:value="1.01910519007601" calcext:value-type="float">
            <text:p>1.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0]+[.C160]" office:value-type="float" office:value="161862636" calcext:value-type="float">
            <text:p>161862636</text:p>
          </table:table-cell>
          <table:table-cell table:formula="of:=[.$A161]^[parameters.$B$2] + [parameters.$C$2]*([.A161]-1)+[parameters.$A$2]" office:value-type="float" office:value="4096804" calcext:value-type="float">
            <text:p>4096804</text:p>
          </table:table-cell>
          <table:table-cell table:formula="of:=[.C161]/[.C160]" office:value-type="float" office:value="1.01898430982585" calcext:value-type="float">
            <text:p>1.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1]+[.C161]" office:value-type="float" office:value="165959440" calcext:value-type="float">
            <text:p>165959440</text:p>
          </table:table-cell>
          <table:table-cell table:formula="of:=[.$A162]^[parameters.$B$2] + [parameters.$C$2]*([.A162]-1)+[parameters.$A$2]" office:value-type="float" office:value="4174090" calcext:value-type="float">
            <text:p>4174090</text:p>
          </table:table-cell>
          <table:table-cell table:formula="of:=[.C162]/[.C161]" office:value-type="float" office:value="1.01886494936053" calcext:value-type="float">
            <text:p>1.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2]+[.C162]" office:value-type="float" office:value="170133530" calcext:value-type="float">
            <text:p>170133530</text:p>
          </table:table-cell>
          <table:table-cell table:formula="of:=[.$A163]^[parameters.$B$2] + [parameters.$C$2]*([.A163]-1)+[parameters.$A$2]" office:value-type="float" office:value="4252342" calcext:value-type="float">
            <text:p>4252342</text:p>
          </table:table-cell>
          <table:table-cell table:formula="of:=[.C163]/[.C162]" office:value-type="float" office:value="1.01874708020191" calcext:value-type="float">
            <text:p>1.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+[.C163]" office:value-type="float" office:value="174385872" calcext:value-type="float">
            <text:p>174385872</text:p>
          </table:table-cell>
          <table:table-cell table:formula="of:=[.$A164]^[parameters.$B$2] + [parameters.$C$2]*([.A164]-1)+[parameters.$A$2]" office:value-type="float" office:value="4331566" calcext:value-type="float">
            <text:p>4331566</text:p>
          </table:table-cell>
          <table:table-cell table:formula="of:=[.C164]/[.C163]" office:value-type="float" office:value="1.01863067457886" calcext:value-type="float">
            <text:p>1.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4]+[.C164]" office:value-type="float" office:value="178717438" calcext:value-type="float">
            <text:p>178717438</text:p>
          </table:table-cell>
          <table:table-cell table:formula="of:=[.$A165]^[parameters.$B$2] + [parameters.$C$2]*([.A165]-1)+[parameters.$A$2]" office:value-type="float" office:value="4411768" calcext:value-type="float">
            <text:p>4411768</text:p>
          </table:table-cell>
          <table:table-cell table:formula="of:=[.C165]/[.C164]" office:value-type="float" office:value="1.01851570540539" calcext:value-type="float">
            <text:p>1.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5]+[.C165]" office:value-type="float" office:value="183129206" calcext:value-type="float">
            <text:p>183129206</text:p>
          </table:table-cell>
          <table:table-cell table:formula="of:=[.$A166]^[parameters.$B$2] + [parameters.$C$2]*([.A166]-1)+[parameters.$A$2]" office:value-type="float" office:value="4492954" calcext:value-type="float">
            <text:p>4492954</text:p>
          </table:table-cell>
          <table:table-cell table:formula="of:=[.C166]/[.C165]" office:value-type="float" office:value="1.01840214625973" calcext:value-type="float">
            <text:p>1.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6]+[.C166]" office:value-type="float" office:value="187622160" calcext:value-type="float">
            <text:p>187622160</text:p>
          </table:table-cell>
          <table:table-cell table:formula="of:=[.$A167]^[parameters.$B$2] + [parameters.$C$2]*([.A167]-1)+[parameters.$A$2]" office:value-type="float" office:value="4575130" calcext:value-type="float">
            <text:p>4575130</text:p>
          </table:table-cell>
          <table:table-cell table:formula="of:=[.C167]/[.C166]" office:value-type="float" office:value="1.01828997136405" calcext:value-type="float">
            <text:p>1.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7]+[.C167]" office:value-type="float" office:value="192197290" calcext:value-type="float">
            <text:p>192197290</text:p>
          </table:table-cell>
          <table:table-cell table:formula="of:=[.$A168]^[parameters.$B$2] + [parameters.$C$2]*([.A168]-1)+[parameters.$A$2]" office:value-type="float" office:value="4658302" calcext:value-type="float">
            <text:p>4658302</text:p>
          </table:table-cell>
          <table:table-cell table:formula="of:=[.C168]/[.C167]" office:value-type="float" office:value="1.01817915556498" calcext:value-type="float">
            <text:p>1.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8]+[.C168]" office:value-type="float" office:value="196855592" calcext:value-type="float">
            <text:p>196855592</text:p>
          </table:table-cell>
          <table:table-cell table:formula="of:=[.$A169]^[parameters.$B$2] + [parameters.$C$2]*([.A169]-1)+[parameters.$A$2]" office:value-type="float" office:value="4742476" calcext:value-type="float">
            <text:p>4742476</text:p>
          </table:table-cell>
          <table:table-cell table:formula="of:=[.C169]/[.C168]" office:value-type="float" office:value="1.0180696743148" calcext:value-type="float">
            <text:p>1.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9]+[.C169]" office:value-type="float" office:value="201598068" calcext:value-type="float">
            <text:p>201598068</text:p>
          </table:table-cell>
          <table:table-cell table:formula="of:=[.$A170]^[parameters.$B$2] + [parameters.$C$2]*([.A170]-1)+[parameters.$A$2]" office:value-type="float" office:value="4827658" calcext:value-type="float">
            <text:p>4827658</text:p>
          </table:table-cell>
          <table:table-cell table:formula="of:=[.C170]/[.C169]" office:value-type="float" office:value="1.01796150365337" calcext:value-type="float">
            <text:p>1.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+[.C170]" office:value-type="float" office:value="206425726" calcext:value-type="float">
            <text:p>206425726</text:p>
          </table:table-cell>
          <table:table-cell table:formula="of:=[.$A171]^[parameters.$B$2] + [parameters.$C$2]*([.A171]-1)+[parameters.$A$2]" office:value-type="float" office:value="4913854" calcext:value-type="float">
            <text:p>4913854</text:p>
          </table:table-cell>
          <table:table-cell table:formula="of:=[.C171]/[.C170]" office:value-type="float" office:value="1.01785462019058" calcext:value-type="float">
            <text:p>1.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1]+[.C171]" office:value-type="float" office:value="211339580" calcext:value-type="float">
            <text:p>211339580</text:p>
          </table:table-cell>
          <table:table-cell table:formula="of:=[.$A172]^[parameters.$B$2] + [parameters.$C$2]*([.A172]-1)+[parameters.$A$2]" office:value-type="float" office:value="5001070" calcext:value-type="float">
            <text:p>5001070</text:p>
          </table:table-cell>
          <table:table-cell table:formula="of:=[.C172]/[.C171]" office:value-type="float" office:value="1.01774900108957" calcext:value-type="float">
            <text:p>1.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2]+[.C172]" office:value-type="float" office:value="216340650" calcext:value-type="float">
            <text:p>216340650</text:p>
          </table:table-cell>
          <table:table-cell table:formula="of:=[.$A173]^[parameters.$B$2] + [parameters.$C$2]*([.A173]-1)+[parameters.$A$2]" office:value-type="float" office:value="5089312" calcext:value-type="float">
            <text:p>5089312</text:p>
          </table:table-cell>
          <table:table-cell table:formula="of:=[.C173]/[.C172]" office:value-type="float" office:value="1.01764462405045" calcext:value-type="float">
            <text:p>1.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3]+[.C173]" office:value-type="float" office:value="221429962" calcext:value-type="float">
            <text:p>221429962</text:p>
          </table:table-cell>
          <table:table-cell table:formula="of:=[.$A174]^[parameters.$B$2] + [parameters.$C$2]*([.A174]-1)+[parameters.$A$2]" office:value-type="float" office:value="5178586" calcext:value-type="float">
            <text:p>5178586</text:p>
          </table:table-cell>
          <table:table-cell table:formula="of:=[.C174]/[.C173]" office:value-type="float" office:value="1.0175414672946" calcext:value-type="float">
            <text:p>1.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4]+[.C174]" office:value-type="float" office:value="226608548" calcext:value-type="float">
            <text:p>226608548</text:p>
          </table:table-cell>
          <table:table-cell table:formula="of:=[.$A175]^[parameters.$B$2] + [parameters.$C$2]*([.A175]-1)+[parameters.$A$2]" office:value-type="float" office:value="5268898" calcext:value-type="float">
            <text:p>5268898</text:p>
          </table:table-cell>
          <table:table-cell table:formula="of:=[.C175]/[.C174]" office:value-type="float" office:value="1.01743950954952" calcext:value-type="float">
            <text:p>1.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5]+[.C175]" office:value-type="float" office:value="231877446" calcext:value-type="float">
            <text:p>231877446</text:p>
          </table:table-cell>
          <table:table-cell table:formula="of:=[.$A176]^[parameters.$B$2] + [parameters.$C$2]*([.A176]-1)+[parameters.$A$2]" office:value-type="float" office:value="5360254" calcext:value-type="float">
            <text:p>5360254</text:p>
          </table:table-cell>
          <table:table-cell table:formula="of:=[.C176]/[.C175]" office:value-type="float" office:value="1.01733873003425" calcext:value-type="float">
            <text:p>1.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6]+[.C176]" office:value-type="float" office:value="237237700" calcext:value-type="float">
            <text:p>237237700</text:p>
          </table:table-cell>
          <table:table-cell table:formula="of:=[.$A177]^[parameters.$B$2] + [parameters.$C$2]*([.A177]-1)+[parameters.$A$2]" office:value-type="float" office:value="5452660" calcext:value-type="float">
            <text:p>5452660</text:p>
          </table:table-cell>
          <table:table-cell table:formula="of:=[.C177]/[.C176]" office:value-type="float" office:value="1.01723910844523" calcext:value-type="float">
            <text:p>1.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+[.C177]" office:value-type="float" office:value="242690360" calcext:value-type="float">
            <text:p>242690360</text:p>
          </table:table-cell>
          <table:table-cell table:formula="of:=[.$A178]^[parameters.$B$2] + [parameters.$C$2]*([.A178]-1)+[parameters.$A$2]" office:value-type="float" office:value="5546122" calcext:value-type="float">
            <text:p>5546122</text:p>
          </table:table-cell>
          <table:table-cell table:formula="of:=[.C178]/[.C177]" office:value-type="float" office:value="1.01714062494269" calcext:value-type="float">
            <text:p>1.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8]+[.C178]" office:value-type="float" office:value="248236482" calcext:value-type="float">
            <text:p>248236482</text:p>
          </table:table-cell>
          <table:table-cell table:formula="of:=[.$A179]^[parameters.$B$2] + [parameters.$C$2]*([.A179]-1)+[parameters.$A$2]" office:value-type="float" office:value="5640646" calcext:value-type="float">
            <text:p>5640646</text:p>
          </table:table-cell>
          <table:table-cell table:formula="of:=[.C179]/[.C178]" office:value-type="float" office:value="1.01704326013744" calcext:value-type="float">
            <text:p>1.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9]+[.C179]" office:value-type="float" office:value="253877128" calcext:value-type="float">
            <text:p>253877128</text:p>
          </table:table-cell>
          <table:table-cell table:formula="of:=[.$A180]^[parameters.$B$2] + [parameters.$C$2]*([.A180]-1)+[parameters.$A$2]" office:value-type="float" office:value="5736238" calcext:value-type="float">
            <text:p>5736238</text:p>
          </table:table-cell>
          <table:table-cell table:formula="of:=[.C180]/[.C179]" office:value-type="float" office:value="1.01694699507822" calcext:value-type="float">
            <text:p>1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0]+[.C180]" office:value-type="float" office:value="259613366" calcext:value-type="float">
            <text:p>259613366</text:p>
          </table:table-cell>
          <table:table-cell table:formula="of:=[.$A181]^[parameters.$B$2] + [parameters.$C$2]*([.A181]-1)+[parameters.$A$2]" office:value-type="float" office:value="5832904" calcext:value-type="float">
            <text:p>5832904</text:p>
          </table:table-cell>
          <table:table-cell table:formula="of:=[.C181]/[.C180]" office:value-type="float" office:value="1.01685181123935" calcext:value-type="float">
            <text:p>1.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1]+[.C181]" office:value-type="float" office:value="265446270" calcext:value-type="float">
            <text:p>265446270</text:p>
          </table:table-cell>
          <table:table-cell table:formula="of:=[.$A182]^[parameters.$B$2] + [parameters.$C$2]*([.A182]-1)+[parameters.$A$2]" office:value-type="float" office:value="5930650" calcext:value-type="float">
            <text:p>5930650</text:p>
          </table:table-cell>
          <table:table-cell table:formula="of:=[.C182]/[.C181]" office:value-type="float" office:value="1.01675769050888" calcext:value-type="float">
            <text:p>1.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2]+[.C182]" office:value-type="float" office:value="271376920" calcext:value-type="float">
            <text:p>271376920</text:p>
          </table:table-cell>
          <table:table-cell table:formula="of:=[.$A183]^[parameters.$B$2] + [parameters.$C$2]*([.A183]-1)+[parameters.$A$2]" office:value-type="float" office:value="6029482" calcext:value-type="float">
            <text:p>6029482</text:p>
          </table:table-cell>
          <table:table-cell table:formula="of:=[.C183]/[.C182]" office:value-type="float" office:value="1.01666461517709" calcext:value-type="float">
            <text:p>1.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3]+[.C183]" office:value-type="float" office:value="277406402" calcext:value-type="float">
            <text:p>277406402</text:p>
          </table:table-cell>
          <table:table-cell table:formula="of:=[.$A184]^[parameters.$B$2] + [parameters.$C$2]*([.A184]-1)+[parameters.$A$2]" office:value-type="float" office:value="6129406" calcext:value-type="float">
            <text:p>6129406</text:p>
          </table:table-cell>
          <table:table-cell table:formula="of:=[.C184]/[.C183]" office:value-type="float" office:value="1.0165725679254" calcext:value-type="float">
            <text:p>1.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+[.C184]" office:value-type="float" office:value="283535808" calcext:value-type="float">
            <text:p>283535808</text:p>
          </table:table-cell>
          <table:table-cell table:formula="of:=[.$A185]^[parameters.$B$2] + [parameters.$C$2]*([.A185]-1)+[parameters.$A$2]" office:value-type="float" office:value="6230428" calcext:value-type="float">
            <text:p>6230428</text:p>
          </table:table-cell>
          <table:table-cell table:formula="of:=[.C185]/[.C184]" office:value-type="float" office:value="1.01648153181564" calcext:value-type="float">
            <text:p>1.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5]+[.C185]" office:value-type="float" office:value="289766236" calcext:value-type="float">
            <text:p>289766236</text:p>
          </table:table-cell>
          <table:table-cell table:formula="of:=[.$A186]^[parameters.$B$2] + [parameters.$C$2]*([.A186]-1)+[parameters.$A$2]" office:value-type="float" office:value="6332554" calcext:value-type="float">
            <text:p>6332554</text:p>
          </table:table-cell>
          <table:table-cell table:formula="of:=[.C186]/[.C185]" office:value-type="float" office:value="1.01639149027964" calcext:value-type="float">
            <text:p>1.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6]+[.C186]" office:value-type="float" office:value="296098790" calcext:value-type="float">
            <text:p>296098790</text:p>
          </table:table-cell>
          <table:table-cell table:formula="of:=[.$A187]^[parameters.$B$2] + [parameters.$C$2]*([.A187]-1)+[parameters.$A$2]" office:value-type="float" office:value="6435790" calcext:value-type="float">
            <text:p>6435790</text:p>
          </table:table-cell>
          <table:table-cell table:formula="of:=[.C187]/[.C186]" office:value-type="float" office:value="1.01630242710919" calcext:value-type="float">
            <text:p>1.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7]+[.C187]" office:value-type="float" office:value="302534580" calcext:value-type="float">
            <text:p>302534580</text:p>
          </table:table-cell>
          <table:table-cell table:formula="of:=[.$A188]^[parameters.$B$2] + [parameters.$C$2]*([.A188]-1)+[parameters.$A$2]" office:value-type="float" office:value="6540142" calcext:value-type="float">
            <text:p>6540142</text:p>
          </table:table-cell>
          <table:table-cell table:formula="of:=[.C188]/[.C187]" office:value-type="float" office:value="1.01621432644633" calcext:value-type="float">
            <text:p>1.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8]+[.C188]" office:value-type="float" office:value="309074722" calcext:value-type="float">
            <text:p>309074722</text:p>
          </table:table-cell>
          <table:table-cell table:formula="of:=[.$A189]^[parameters.$B$2] + [parameters.$C$2]*([.A189]-1)+[parameters.$A$2]" office:value-type="float" office:value="6645616" calcext:value-type="float">
            <text:p>6645616</text:p>
          </table:table-cell>
          <table:table-cell table:formula="of:=[.C189]/[.C188]" office:value-type="float" office:value="1.01612717277392" calcext:value-type="float">
            <text:p>1.0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9]+[.C189]" office:value-type="float" office:value="315720338" calcext:value-type="float">
            <text:p>315720338</text:p>
          </table:table-cell>
          <table:table-cell table:formula="of:=[.$A190]^[parameters.$B$2] + [parameters.$C$2]*([.A190]-1)+[parameters.$A$2]" office:value-type="float" office:value="6752218" calcext:value-type="float">
            <text:p>6752218</text:p>
          </table:table-cell>
          <table:table-cell table:formula="of:=[.C190]/[.C189]" office:value-type="float" office:value="1.01604095090658" calcext:value-type="float">
            <text:p>1.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0]+[.C190]" office:value-type="float" office:value="322472556" calcext:value-type="float">
            <text:p>322472556</text:p>
          </table:table-cell>
          <table:table-cell table:formula="of:=[.$A191]^[parameters.$B$2] + [parameters.$C$2]*([.A191]-1)+[parameters.$A$2]" office:value-type="float" office:value="6859954" calcext:value-type="float">
            <text:p>6859954</text:p>
          </table:table-cell>
          <table:table-cell table:formula="of:=[.C191]/[.C190]" office:value-type="float" office:value="1.01595564598181" calcext:value-type="float">
            <text:p>1.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+[.C191]" office:value-type="float" office:value="329332510" calcext:value-type="float">
            <text:p>329332510</text:p>
          </table:table-cell>
          <table:table-cell table:formula="of:=[.$A192]^[parameters.$B$2] + [parameters.$C$2]*([.A192]-1)+[parameters.$A$2]" office:value-type="float" office:value="6968830" calcext:value-type="float">
            <text:p>6968830</text:p>
          </table:table-cell>
          <table:table-cell table:formula="of:=[.C192]/[.C191]" office:value-type="float" office:value="1.01587124345149" calcext:value-type="float">
            <text:p>1.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2]+[.C192]" office:value-type="float" office:value="336301340" calcext:value-type="float">
            <text:p>336301340</text:p>
          </table:table-cell>
          <table:table-cell table:formula="of:=[.$A193]^[parameters.$B$2] + [parameters.$C$2]*([.A193]-1)+[parameters.$A$2]" office:value-type="float" office:value="7078852" calcext:value-type="float">
            <text:p>7078852</text:p>
          </table:table-cell>
          <table:table-cell table:formula="of:=[.C193]/[.C192]" office:value-type="float" office:value="1.0157877290736" calcext:value-type="float">
            <text:p>1.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3]+[.C193]" office:value-type="float" office:value="343380192" calcext:value-type="float">
            <text:p>343380192</text:p>
          </table:table-cell>
          <table:table-cell table:formula="of:=[.$A194]^[parameters.$B$2] + [parameters.$C$2]*([.A194]-1)+[parameters.$A$2]" office:value-type="float" office:value="7190026" calcext:value-type="float">
            <text:p>7190026</text:p>
          </table:table-cell>
          <table:table-cell table:formula="of:=[.C194]/[.C193]" office:value-type="float" office:value="1.01570508890425" calcext:value-type="float">
            <text:p>1.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4]+[.C194]" office:value-type="float" office:value="350570218" calcext:value-type="float">
            <text:p>350570218</text:p>
          </table:table-cell>
          <table:table-cell table:formula="of:=[.$A195]^[parameters.$B$2] + [parameters.$C$2]*([.A195]-1)+[parameters.$A$2]" office:value-type="float" office:value="7302358" calcext:value-type="float">
            <text:p>7302358</text:p>
          </table:table-cell>
          <table:table-cell table:formula="of:=[.C195]/[.C194]" office:value-type="float" office:value="1.01562330928984" calcext:value-type="float">
            <text:p>1.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5]+[.C195]" office:value-type="float" office:value="357872576" calcext:value-type="float">
            <text:p>357872576</text:p>
          </table:table-cell>
          <table:table-cell table:formula="of:=[.$A196]^[parameters.$B$2] + [parameters.$C$2]*([.A196]-1)+[parameters.$A$2]" office:value-type="float" office:value="7415854" calcext:value-type="float">
            <text:p>7415854</text:p>
          </table:table-cell>
          <table:table-cell table:formula="of:=[.C196]/[.C195]" office:value-type="float" office:value="1.01554237685964" calcext:value-type="float">
            <text:p>1.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6]+[.C196]" office:value-type="float" office:value="365288430" calcext:value-type="float">
            <text:p>365288430</text:p>
          </table:table-cell>
          <table:table-cell table:formula="of:=[.$A197]^[parameters.$B$2] + [parameters.$C$2]*([.A197]-1)+[parameters.$A$2]" office:value-type="float" office:value="7530520" calcext:value-type="float">
            <text:p>7530520</text:p>
          </table:table-cell>
          <table:table-cell table:formula="of:=[.C197]/[.C196]" office:value-type="float" office:value="1.01546227851843" calcext:value-type="float">
            <text:p>1.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7]+[.C197]" office:value-type="float" office:value="372818950" calcext:value-type="float">
            <text:p>372818950</text:p>
          </table:table-cell>
          <table:table-cell table:formula="of:=[.$A198]^[parameters.$B$2] + [parameters.$C$2]*([.A198]-1)+[parameters.$A$2]" office:value-type="float" office:value="7646362" calcext:value-type="float">
            <text:p>7646362</text:p>
          </table:table-cell>
          <table:table-cell table:formula="of:=[.C198]/[.C197]" office:value-type="float" office:value="1.01538300143948" calcext:value-type="float">
            <text:p>1.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+[.C198]" office:value-type="float" office:value="380465312" calcext:value-type="float">
            <text:p>380465312</text:p>
          </table:table-cell>
          <table:table-cell table:formula="of:=[.$A199]^[parameters.$B$2] + [parameters.$C$2]*([.A199]-1)+[parameters.$A$2]" office:value-type="float" office:value="7763386" calcext:value-type="float">
            <text:p>7763386</text:p>
          </table:table-cell>
          <table:table-cell table:formula="of:=[.C199]/[.C198]" office:value-type="float" office:value="1.01530453305768" calcext:value-type="float">
            <text:p>1.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9]+[.C199]" office:value-type="float" office:value="388228698" calcext:value-type="float">
            <text:p>388228698</text:p>
          </table:table-cell>
          <table:table-cell table:formula="of:=[.$A200]^[parameters.$B$2] + [parameters.$C$2]*([.A200]-1)+[parameters.$A$2]" office:value-type="float" office:value="7881598" calcext:value-type="float">
            <text:p>7881598</text:p>
          </table:table-cell>
          <table:table-cell table:formula="of:=[.C200]/[.C199]" office:value-type="float" office:value="1.01522686106294" calcext:value-type="float">
            <text:p>1.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0]+[.C200]" office:value-type="float" office:value="396110296" calcext:value-type="float">
            <text:p>396110296</text:p>
          </table:table-cell>
          <table:table-cell table:formula="of:=[.$A201]^[parameters.$B$2] + [parameters.$C$2]*([.A201]-1)+[parameters.$A$2]" office:value-type="float" office:value="8001004" calcext:value-type="float">
            <text:p>8001004</text:p>
          </table:table-cell>
          <table:table-cell table:formula="of:=[.C201]/[.C200]" office:value-type="float" office:value="1.01514997339372" calcext:value-type="float">
            <text:p>1.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1]+[.C201]" office:value-type="float" office:value="404111300" calcext:value-type="float">
            <text:p>404111300</text:p>
          </table:table-cell>
          <table:table-cell table:formula="of:=[.$A202]^[parameters.$B$2] + [parameters.$C$2]*([.A202]-1)+[parameters.$A$2]" office:value-type="float" office:value="8121610" calcext:value-type="float">
            <text:p>8121610</text:p>
          </table:table-cell>
          <table:table-cell table:formula="of:=[.C202]/[.C201]" office:value-type="float" office:value="1.01507385823079" calcext:value-type="float">
            <text:p>1.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2]+[.C202]" office:value-type="float" office:value="412232910" calcext:value-type="float">
            <text:p>412232910</text:p>
          </table:table-cell>
          <table:table-cell table:formula="of:=[.$A203]^[parameters.$B$2] + [parameters.$C$2]*([.A203]-1)+[parameters.$A$2]" office:value-type="float" office:value="8243422" calcext:value-type="float">
            <text:p>8243422</text:p>
          </table:table-cell>
          <table:table-cell table:formula="of:=[.C203]/[.C202]" office:value-type="float" office:value="1.0149985039912" calcext:value-type="float">
            <text:p>1.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3]+[.C203]" office:value-type="float" office:value="420476332" calcext:value-type="float">
            <text:p>420476332</text:p>
          </table:table-cell>
          <table:table-cell table:formula="of:=[.$A204]^[parameters.$B$2] + [parameters.$C$2]*([.A204]-1)+[parameters.$A$2]" office:value-type="float" office:value="8366446" calcext:value-type="float">
            <text:p>8366446</text:p>
          </table:table-cell>
          <table:table-cell table:formula="of:=[.C204]/[.C203]" office:value-type="float" office:value="1.01492389932239" calcext:value-type="float">
            <text:p>1.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4]+[.C204]" office:value-type="float" office:value="428842778" calcext:value-type="float">
            <text:p>428842778</text:p>
          </table:table-cell>
          <table:table-cell table:formula="of:=[.$A205]^[parameters.$B$2] + [parameters.$C$2]*([.A205]-1)+[parameters.$A$2]" office:value-type="float" office:value="8490688" calcext:value-type="float">
            <text:p>8490688</text:p>
          </table:table-cell>
          <table:table-cell table:formula="of:=[.C205]/[.C204]" office:value-type="float" office:value="1.01485003309649" calcext:value-type="float">
            <text:p>1.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+[.C205]" office:value-type="float" office:value="437333466" calcext:value-type="float">
            <text:p>437333466</text:p>
          </table:table-cell>
          <table:table-cell table:formula="of:=[.$A206]^[parameters.$B$2] + [parameters.$C$2]*([.A206]-1)+[parameters.$A$2]" office:value-type="float" office:value="8616154" calcext:value-type="float">
            <text:p>8616154</text:p>
          </table:table-cell>
          <table:table-cell table:formula="of:=[.C206]/[.C205]" office:value-type="float" office:value="1.01477689440479" calcext:value-type="float">
            <text:p>1.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6]+[.C206]" office:value-type="float" office:value="445949620" calcext:value-type="float">
            <text:p>445949620</text:p>
          </table:table-cell>
          <table:table-cell table:formula="of:=[.$A207]^[parameters.$B$2] + [parameters.$C$2]*([.A207]-1)+[parameters.$A$2]" office:value-type="float" office:value="8742850" calcext:value-type="float">
            <text:p>8742850</text:p>
          </table:table-cell>
          <table:table-cell table:formula="of:=[.C207]/[.C206]" office:value-type="float" office:value="1.01470447255237" calcext:value-type="float">
            <text:p>1.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7]+[.C207]" office:value-type="float" office:value="454692470" calcext:value-type="float">
            <text:p>454692470</text:p>
          </table:table-cell>
          <table:table-cell table:formula="of:=[.$A208]^[parameters.$B$2] + [parameters.$C$2]*([.A208]-1)+[parameters.$A$2]" office:value-type="float" office:value="8870782" calcext:value-type="float">
            <text:p>8870782</text:p>
          </table:table-cell>
          <table:table-cell table:formula="of:=[.C208]/[.C207]" office:value-type="float" office:value="1.01463275705291" calcext:value-type="float">
            <text:p>1.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8]+[.C208]" office:value-type="float" office:value="463563252" calcext:value-type="float">
            <text:p>463563252</text:p>
          </table:table-cell>
          <table:table-cell table:formula="of:=[.$A209]^[parameters.$B$2] + [parameters.$C$2]*([.A209]-1)+[parameters.$A$2]" office:value-type="float" office:value="8999956" calcext:value-type="float">
            <text:p>8999956</text:p>
          </table:table-cell>
          <table:table-cell table:formula="of:=[.C209]/[.C208]" office:value-type="float" office:value="1.01456173762358" calcext:value-type="float">
            <text:p>1.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9]+[.C209]" office:value-type="float" office:value="472563208" calcext:value-type="float">
            <text:p>472563208</text:p>
          </table:table-cell>
          <table:table-cell table:formula="of:=[.$A210]^[parameters.$B$2] + [parameters.$C$2]*([.A210]-1)+[parameters.$A$2]" office:value-type="float" office:value="9130378" calcext:value-type="float">
            <text:p>9130378</text:p>
          </table:table-cell>
          <table:table-cell table:formula="of:=[.C210]/[.C209]" office:value-type="float" office:value="1.0144914041802" calcext:value-type="float">
            <text:p>1.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+[.C210]" office:value-type="float" office:value="481693586" calcext:value-type="float">
            <text:p>481693586</text:p>
          </table:table-cell>
          <table:table-cell table:formula="of:=[.$A211]^[parameters.$B$2] + [parameters.$C$2]*([.A211]-1)+[parameters.$A$2]" office:value-type="float" office:value="9262054" calcext:value-type="float">
            <text:p>9262054</text:p>
          </table:table-cell>
          <table:table-cell table:formula="of:=[.C211]/[.C210]" office:value-type="float" office:value="1.01442174683239" calcext:value-type="float">
            <text:p>1.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1]+[.C211]" office:value-type="float" office:value="490955640" calcext:value-type="float">
            <text:p>490955640</text:p>
          </table:table-cell>
          <table:table-cell table:formula="of:=[.$A212]^[parameters.$B$2] + [parameters.$C$2]*([.A212]-1)+[parameters.$A$2]" office:value-type="float" office:value="9394990" calcext:value-type="float">
            <text:p>9394990</text:p>
          </table:table-cell>
          <table:table-cell table:formula="of:=[.C212]/[.C211]" office:value-type="float" office:value="1.01435275587899" calcext:value-type="float">
            <text:p>1.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+[.C212]" office:value-type="float" office:value="500350630" calcext:value-type="float">
            <text:p>500350630</text:p>
          </table:table-cell>
          <table:table-cell table:formula="of:=[.$A213]^[parameters.$B$2] + [parameters.$C$2]*([.A213]-1)+[parameters.$A$2]" office:value-type="float" office:value="9529192" calcext:value-type="float">
            <text:p>9529192</text:p>
          </table:table-cell>
          <table:table-cell table:formula="of:=[.C213]/[.C212]" office:value-type="float" office:value="1.01428442180354" calcext:value-type="float">
            <text:p>1.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+[.C213]" office:value-type="float" office:value="509879822" calcext:value-type="float">
            <text:p>509879822</text:p>
          </table:table-cell>
          <table:table-cell table:formula="of:=[.$A214]^[parameters.$B$2] + [parameters.$C$2]*([.A214]-1)+[parameters.$A$2]" office:value-type="float" office:value="9664666" calcext:value-type="float">
            <text:p>9664666</text:p>
          </table:table-cell>
          <table:table-cell table:formula="of:=[.C214]/[.C213]" office:value-type="float" office:value="1.0142167352699" calcext:value-type="float">
            <text:p>1.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4]+[.C214]" office:value-type="float" office:value="519544488" calcext:value-type="float">
            <text:p>519544488</text:p>
          </table:table-cell>
          <table:table-cell table:formula="of:=[.$A215]^[parameters.$B$2] + [parameters.$C$2]*([.A215]-1)+[parameters.$A$2]" office:value-type="float" office:value="9801418" calcext:value-type="float">
            <text:p>9801418</text:p>
          </table:table-cell>
          <table:table-cell table:formula="of:=[.C215]/[.C214]" office:value-type="float" office:value="1.014149687118" calcext:value-type="float">
            <text:p>1.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+[.C215]" office:value-type="float" office:value="529345906" calcext:value-type="float">
            <text:p>529345906</text:p>
          </table:table-cell>
          <table:table-cell table:formula="of:=[.$A216]^[parameters.$B$2] + [parameters.$C$2]*([.A216]-1)+[parameters.$A$2]" office:value-type="float" office:value="9939454" calcext:value-type="float">
            <text:p>9939454</text:p>
          </table:table-cell>
          <table:table-cell table:formula="of:=[.C216]/[.C215]" office:value-type="float" office:value="1.01408326835974" calcext:value-type="float">
            <text:p>1.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6]+[.C216]" office:value-type="float" office:value="539285360" calcext:value-type="float">
            <text:p>539285360</text:p>
          </table:table-cell>
          <table:table-cell table:formula="of:=[.$A217]^[parameters.$B$2] + [parameters.$C$2]*([.A217]-1)+[parameters.$A$2]" office:value-type="float" office:value="10078780" calcext:value-type="float">
            <text:p>10078780</text:p>
          </table:table-cell>
          <table:table-cell table:formula="of:=[.C217]/[.C216]" office:value-type="float" office:value="1.01401747017492" calcext:value-type="float">
            <text:p>1.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+[.C217]" office:value-type="float" office:value="549364140" calcext:value-type="float">
            <text:p>549364140</text:p>
          </table:table-cell>
          <table:table-cell table:formula="of:=[.$A218]^[parameters.$B$2] + [parameters.$C$2]*([.A218]-1)+[parameters.$A$2]" office:value-type="float" office:value="10219402" calcext:value-type="float">
            <text:p>10219402</text:p>
          </table:table-cell>
          <table:table-cell table:formula="of:=[.C218]/[.C217]" office:value-type="float" office:value="1.01395228390738" calcext:value-type="float">
            <text:p>1.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8]+[.C218]" office:value-type="float" office:value="559583542" calcext:value-type="float">
            <text:p>559583542</text:p>
          </table:table-cell>
          <table:table-cell table:formula="of:=[.$A219]^[parameters.$B$2] + [parameters.$C$2]*([.A219]-1)+[parameters.$A$2]" office:value-type="float" office:value="10361326" calcext:value-type="float">
            <text:p>10361326</text:p>
          </table:table-cell>
          <table:table-cell table:formula="of:=[.C219]/[.C218]" office:value-type="float" office:value="1.01388770106118" calcext:value-type="float">
            <text:p>1.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+[.C219]" office:value-type="float" office:value="569944868" calcext:value-type="float">
            <text:p>569944868</text:p>
          </table:table-cell>
          <table:table-cell table:formula="of:=[.$A220]^[parameters.$B$2] + [parameters.$C$2]*([.A220]-1)+[parameters.$A$2]" office:value-type="float" office:value="10504558" calcext:value-type="float">
            <text:p>10504558</text:p>
          </table:table-cell>
          <table:table-cell table:formula="of:=[.C220]/[.C219]" office:value-type="float" office:value="1.01382371329693" calcext:value-type="float">
            <text:p>1.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+[.C220]" office:value-type="float" office:value="580449426" calcext:value-type="float">
            <text:p>580449426</text:p>
          </table:table-cell>
          <table:table-cell table:formula="of:=[.$A221]^[parameters.$B$2] + [parameters.$C$2]*([.A221]-1)+[parameters.$A$2]" office:value-type="float" office:value="10649104" calcext:value-type="float">
            <text:p>10649104</text:p>
          </table:table-cell>
          <table:table-cell table:formula="of:=[.C221]/[.C220]" office:value-type="float" office:value="1.01376031242819" calcext:value-type="float">
            <text:p>1.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1]+[.C221]" office:value-type="float" office:value="591098530" calcext:value-type="float">
            <text:p>591098530</text:p>
          </table:table-cell>
          <table:table-cell table:formula="of:=[.$A222]^[parameters.$B$2] + [parameters.$C$2]*([.A222]-1)+[parameters.$A$2]" office:value-type="float" office:value="10794970" calcext:value-type="float">
            <text:p>10794970</text:p>
          </table:table-cell>
          <table:table-cell table:formula="of:=[.C222]/[.C221]" office:value-type="float" office:value="1.01369749041797" calcext:value-type="float">
            <text:p>1.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+[.C222]" office:value-type="float" office:value="601893500" calcext:value-type="float">
            <text:p>601893500</text:p>
          </table:table-cell>
          <table:table-cell table:formula="of:=[.$A223]^[parameters.$B$2] + [parameters.$C$2]*([.A223]-1)+[parameters.$A$2]" office:value-type="float" office:value="10942162" calcext:value-type="float">
            <text:p>10942162</text:p>
          </table:table-cell>
          <table:table-cell table:formula="of:=[.C223]/[.C222]" office:value-type="float" office:value="1.01363523937538" calcext:value-type="float">
            <text:p>1.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3]+[.C223]" office:value-type="float" office:value="612835662" calcext:value-type="float">
            <text:p>612835662</text:p>
          </table:table-cell>
          <table:table-cell table:formula="of:=[.$A224]^[parameters.$B$2] + [parameters.$C$2]*([.A224]-1)+[parameters.$A$2]" office:value-type="float" office:value="11090686" calcext:value-type="float">
            <text:p>11090686</text:p>
          </table:table-cell>
          <table:table-cell table:formula="of:=[.C224]/[.C223]" office:value-type="float" office:value="1.01357355155224" calcext:value-type="float">
            <text:p>1.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+[.C224]" office:value-type="float" office:value="623926348" calcext:value-type="float">
            <text:p>623926348</text:p>
          </table:table-cell>
          <table:table-cell table:formula="of:=[.$A225]^[parameters.$B$2] + [parameters.$C$2]*([.A225]-1)+[parameters.$A$2]" office:value-type="float" office:value="11240548" calcext:value-type="float">
            <text:p>11240548</text:p>
          </table:table-cell>
          <table:table-cell table:formula="of:=[.C225]/[.C224]" office:value-type="float" office:value="1.01351241933998" calcext:value-type="float">
            <text:p>1.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5]+[.C225]" office:value-type="float" office:value="635166896" calcext:value-type="float">
            <text:p>635166896</text:p>
          </table:table-cell>
          <table:table-cell table:formula="of:=[.$A226]^[parameters.$B$2] + [parameters.$C$2]*([.A226]-1)+[parameters.$A$2]" office:value-type="float" office:value="11391754" calcext:value-type="float">
            <text:p>11391754</text:p>
          </table:table-cell>
          <table:table-cell table:formula="of:=[.C226]/[.C225]" office:value-type="float" office:value="1.01345183526639" calcext:value-type="float">
            <text:p>1.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+[.C226]" office:value-type="float" office:value="646558650" calcext:value-type="float">
            <text:p>646558650</text:p>
          </table:table-cell>
          <table:table-cell table:formula="of:=[.$A227]^[parameters.$B$2] + [parameters.$C$2]*([.A227]-1)+[parameters.$A$2]" office:value-type="float" office:value="11544310" calcext:value-type="float">
            <text:p>11544310</text:p>
          </table:table-cell>
          <table:table-cell table:formula="of:=[.C227]/[.C226]" office:value-type="float" office:value="1.0133917919927" calcext:value-type="float">
            <text:p>1.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+[.C227]" office:value-type="float" office:value="658102960" calcext:value-type="float">
            <text:p>658102960</text:p>
          </table:table-cell>
          <table:table-cell table:formula="of:=[.$A228]^[parameters.$B$2] + [parameters.$C$2]*([.A228]-1)+[parameters.$A$2]" office:value-type="float" office:value="11698222" calcext:value-type="float">
            <text:p>11698222</text:p>
          </table:table-cell>
          <table:table-cell table:formula="of:=[.C228]/[.C227]" office:value-type="float" office:value="1.01333228231051" calcext:value-type="float">
            <text:p>1.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8]+[.C228]" office:value-type="float" office:value="669801182" calcext:value-type="float">
            <text:p>669801182</text:p>
          </table:table-cell>
          <table:table-cell table:formula="of:=[.$A229]^[parameters.$B$2] + [parameters.$C$2]*([.A229]-1)+[parameters.$A$2]" office:value-type="float" office:value="11853496" calcext:value-type="float">
            <text:p>11853496</text:p>
          </table:table-cell>
          <table:table-cell table:formula="of:=[.C229]/[.C228]" office:value-type="float" office:value="1.01327329913896" calcext:value-type="float">
            <text:p>1.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+[.C229]" office:value-type="float" office:value="681654678" calcext:value-type="float">
            <text:p>681654678</text:p>
          </table:table-cell>
          <table:table-cell table:formula="of:=[.$A230]^[parameters.$B$2] + [parameters.$C$2]*([.A230]-1)+[parameters.$A$2]" office:value-type="float" office:value="12010138" calcext:value-type="float">
            <text:p>12010138</text:p>
          </table:table-cell>
          <table:table-cell table:formula="of:=[.C230]/[.C229]" office:value-type="float" office:value="1.01321483552194" calcext:value-type="float">
            <text:p>1.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0]+[.C230]" office:value-type="float" office:value="693664816" calcext:value-type="float">
            <text:p>693664816</text:p>
          </table:table-cell>
          <table:table-cell table:formula="of:=[.$A231]^[parameters.$B$2] + [parameters.$C$2]*([.A231]-1)+[parameters.$A$2]" office:value-type="float" office:value="12168154" calcext:value-type="float">
            <text:p>12168154</text:p>
          </table:table-cell>
          <table:table-cell table:formula="of:=[.C231]/[.C230]" office:value-type="float" office:value="1.01315688462531" calcext:value-type="float">
            <text:p>1.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+[.C231]" office:value-type="float" office:value="705832970" calcext:value-type="float">
            <text:p>705832970</text:p>
          </table:table-cell>
          <table:table-cell table:formula="of:=[.$A232]^[parameters.$B$2] + [parameters.$C$2]*([.A232]-1)+[parameters.$A$2]" office:value-type="float" office:value="12327550" calcext:value-type="float">
            <text:p>12327550</text:p>
          </table:table-cell>
          <table:table-cell table:formula="of:=[.C232]/[.C231]" office:value-type="float" office:value="1.01309943973424" calcext:value-type="float">
            <text:p>1.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2]+[.C232]" office:value-type="float" office:value="718160520" calcext:value-type="float">
            <text:p>718160520</text:p>
          </table:table-cell>
          <table:table-cell table:formula="of:=[.$A233]^[parameters.$B$2] + [parameters.$C$2]*([.A233]-1)+[parameters.$A$2]" office:value-type="float" office:value="12488332" calcext:value-type="float">
            <text:p>12488332</text:p>
          </table:table-cell>
          <table:table-cell table:formula="of:=[.C233]/[.C232]" office:value-type="float" office:value="1.01304249425068" calcext:value-type="float">
            <text:p>1.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+[.C233]" office:value-type="float" office:value="730648852" calcext:value-type="float">
            <text:p>730648852</text:p>
          </table:table-cell>
          <table:table-cell table:formula="of:=[.$A234]^[parameters.$B$2] + [parameters.$C$2]*([.A234]-1)+[parameters.$A$2]" office:value-type="float" office:value="12650506" calcext:value-type="float">
            <text:p>12650506</text:p>
          </table:table-cell>
          <table:table-cell table:formula="of:=[.C234]/[.C233]" office:value-type="float" office:value="1.01298604169076" calcext:value-type="float">
            <text:p>1.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+[.C234]" office:value-type="float" office:value="743299358" calcext:value-type="float">
            <text:p>743299358</text:p>
          </table:table-cell>
          <table:table-cell table:formula="of:=[.$A235]^[parameters.$B$2] + [parameters.$C$2]*([.A235]-1)+[parameters.$A$2]" office:value-type="float" office:value="12814078" calcext:value-type="float">
            <text:p>12814078</text:p>
          </table:table-cell>
          <table:table-cell table:formula="of:=[.C235]/[.C234]" office:value-type="float" office:value="1.01293007568235" calcext:value-type="float">
            <text:p>1.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5]+[.C235]" office:value-type="float" office:value="756113436" calcext:value-type="float">
            <text:p>756113436</text:p>
          </table:table-cell>
          <table:table-cell table:formula="of:=[.$A236]^[parameters.$B$2] + [parameters.$C$2]*([.A236]-1)+[parameters.$A$2]" office:value-type="float" office:value="12979054" calcext:value-type="float">
            <text:p>12979054</text:p>
          </table:table-cell>
          <table:table-cell table:formula="of:=[.C236]/[.C235]" office:value-type="float" office:value="1.0128745899627" calcext:value-type="float">
            <text:p>1.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+[.C236]" office:value-type="float" office:value="769092490" calcext:value-type="float">
            <text:p>769092490</text:p>
          </table:table-cell>
          <table:table-cell table:formula="of:=[.$A237]^[parameters.$B$2] + [parameters.$C$2]*([.A237]-1)+[parameters.$A$2]" office:value-type="float" office:value="13145440" calcext:value-type="float">
            <text:p>13145440</text:p>
          </table:table-cell>
          <table:table-cell table:formula="of:=[.C237]/[.C236]" office:value-type="float" office:value="1.01281957837605" calcext:value-type="float">
            <text:p>1.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7]+[.C237]" office:value-type="float" office:value="782237930" calcext:value-type="float">
            <text:p>782237930</text:p>
          </table:table-cell>
          <table:table-cell table:formula="of:=[.$A238]^[parameters.$B$2] + [parameters.$C$2]*([.A238]-1)+[parameters.$A$2]" office:value-type="float" office:value="13313242" calcext:value-type="float">
            <text:p>13313242</text:p>
          </table:table-cell>
          <table:table-cell table:formula="of:=[.C238]/[.C237]" office:value-type="float" office:value="1.01276503487141" calcext:value-type="float">
            <text:p>1.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+[.C238]" office:value-type="float" office:value="795551172" calcext:value-type="float">
            <text:p>795551172</text:p>
          </table:table-cell>
          <table:table-cell table:formula="of:=[.$A239]^[parameters.$B$2] + [parameters.$C$2]*([.A239]-1)+[parameters.$A$2]" office:value-type="float" office:value="13482466" calcext:value-type="float">
            <text:p>13482466</text:p>
          </table:table-cell>
          <table:table-cell table:formula="of:=[.C239]/[.C238]" office:value-type="float" office:value="1.01271095350028" calcext:value-type="float">
            <text:p>1.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9]+[.C239]" office:value-type="float" office:value="809033638" calcext:value-type="float">
            <text:p>809033638</text:p>
          </table:table-cell>
          <table:table-cell table:formula="of:=[.$A240]^[parameters.$B$2] + [parameters.$C$2]*([.A240]-1)+[parameters.$A$2]" office:value-type="float" office:value="13653118" calcext:value-type="float">
            <text:p>13653118</text:p>
          </table:table-cell>
          <table:table-cell table:formula="of:=[.C240]/[.C239]" office:value-type="float" office:value="1.01265732841455" calcext:value-type="float">
            <text:p>1.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+[.C240]" office:value-type="float" office:value="822686756" calcext:value-type="float">
            <text:p>822686756</text:p>
          </table:table-cell>
          <table:table-cell table:formula="of:=[.$A241]^[parameters.$B$2] + [parameters.$C$2]*([.A241]-1)+[parameters.$A$2]" office:value-type="float" office:value="13825204" calcext:value-type="float">
            <text:p>13825204</text:p>
          </table:table-cell>
          <table:table-cell table:formula="of:=[.C241]/[.C240]" office:value-type="float" office:value="1.01260415386434" calcext:value-type="float">
            <text:p>1.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+[.C241]" office:value-type="float" office:value="836511960" calcext:value-type="float">
            <text:p>836511960</text:p>
          </table:table-cell>
          <table:table-cell table:formula="of:=[.$A242]^[parameters.$B$2] + [parameters.$C$2]*([.A242]-1)+[parameters.$A$2]" office:value-type="float" office:value="13998730" calcext:value-type="float">
            <text:p>13998730</text:p>
          </table:table-cell>
          <table:table-cell table:formula="of:=[.C242]/[.C241]" office:value-type="float" office:value="1.01255142419598" calcext:value-type="float">
            <text:p>1.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2]+[.C242]" office:value-type="float" office:value="850510690" calcext:value-type="float">
            <text:p>850510690</text:p>
          </table:table-cell>
          <table:table-cell table:formula="of:=[.$A243]^[parameters.$B$2] + [parameters.$C$2]*([.A243]-1)+[parameters.$A$2]" office:value-type="float" office:value="14173702" calcext:value-type="float">
            <text:p>14173702</text:p>
          </table:table-cell>
          <table:table-cell table:formula="of:=[.C243]/[.C242]" office:value-type="float" office:value="1.01249913385" calcext:value-type="float">
            <text:p>1.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+[.C243]" office:value-type="float" office:value="864684392" calcext:value-type="float">
            <text:p>864684392</text:p>
          </table:table-cell>
          <table:table-cell table:formula="of:=[.$A244]^[parameters.$B$2] + [parameters.$C$2]*([.A244]-1)+[parameters.$A$2]" office:value-type="float" office:value="14350126" calcext:value-type="float">
            <text:p>14350126</text:p>
          </table:table-cell>
          <table:table-cell table:formula="of:=[.C244]/[.C243]" office:value-type="float" office:value="1.01244727735915" calcext:value-type="float">
            <text:p>1.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4]+[.C244]" office:value-type="float" office:value="879034518" calcext:value-type="float">
            <text:p>879034518</text:p>
          </table:table-cell>
          <table:table-cell table:formula="of:=[.$A245]^[parameters.$B$2] + [parameters.$C$2]*([.A245]-1)+[parameters.$A$2]" office:value-type="float" office:value="14528008" calcext:value-type="float">
            <text:p>14528008</text:p>
          </table:table-cell>
          <table:table-cell table:formula="of:=[.C245]/[.C244]" office:value-type="float" office:value="1.01239584934655" calcext:value-type="float">
            <text:p>1.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+[.C245]" office:value-type="float" office:value="893562526" calcext:value-type="float">
            <text:p>893562526</text:p>
          </table:table-cell>
          <table:table-cell table:formula="of:=[.$A246]^[parameters.$B$2] + [parameters.$C$2]*([.A246]-1)+[parameters.$A$2]" office:value-type="float" office:value="14707354" calcext:value-type="float">
            <text:p>14707354</text:p>
          </table:table-cell>
          <table:table-cell table:formula="of:=[.C246]/[.C245]" office:value-type="float" office:value="1.01234484452376" calcext:value-type="float">
            <text:p>1.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6]+[.C246]" office:value-type="float" office:value="908269880" calcext:value-type="float">
            <text:p>908269880</text:p>
          </table:table-cell>
          <table:table-cell table:formula="of:=[.$A247]^[parameters.$B$2] + [parameters.$C$2]*([.A247]-1)+[parameters.$A$2]" office:value-type="float" office:value="14888170" calcext:value-type="float">
            <text:p>14888170</text:p>
          </table:table-cell>
          <table:table-cell table:formula="of:=[.C247]/[.C246]" office:value-type="float" office:value="1.01229425768904" calcext:value-type="float">
            <text:p>1.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+[.C247]" office:value-type="float" office:value="923158050" calcext:value-type="float">
            <text:p>923158050</text:p>
          </table:table-cell>
          <table:table-cell table:formula="of:=[.$A248]^[parameters.$B$2] + [parameters.$C$2]*([.A248]-1)+[parameters.$A$2]" office:value-type="float" office:value="15070462" calcext:value-type="float">
            <text:p>15070462</text:p>
          </table:table-cell>
          <table:table-cell table:formula="of:=[.C248]/[.C247]" office:value-type="float" office:value="1.01224408372554" calcext:value-type="float">
            <text:p>1.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+[.C248]" office:value-type="float" office:value="938228512" calcext:value-type="float">
            <text:p>938228512</text:p>
          </table:table-cell>
          <table:table-cell table:formula="of:=[.$A249]^[parameters.$B$2] + [parameters.$C$2]*([.A249]-1)+[parameters.$A$2]" office:value-type="float" office:value="15254236" calcext:value-type="float">
            <text:p>15254236</text:p>
          </table:table-cell>
          <table:table-cell table:formula="of:=[.C249]/[.C248]" office:value-type="float" office:value="1.01219431759955" calcext:value-type="float">
            <text:p>1.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9]+[.C249]" office:value-type="float" office:value="953482748" calcext:value-type="float">
            <text:p>953482748</text:p>
          </table:table-cell>
          <table:table-cell table:formula="of:=[.$A250]^[parameters.$B$2] + [parameters.$C$2]*([.A250]-1)+[parameters.$A$2]" office:value-type="float" office:value="15439498" calcext:value-type="float">
            <text:p>15439498</text:p>
          </table:table-cell>
          <table:table-cell table:formula="of:=[.C250]/[.C249]" office:value-type="float" office:value="1.01214495435891" calcext:value-type="float">
            <text:p>1.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+[.C250]" office:value-type="float" office:value="968922246" calcext:value-type="float">
            <text:p>968922246</text:p>
          </table:table-cell>
          <table:table-cell table:formula="of:=[.$A251]^[parameters.$B$2] + [parameters.$C$2]*([.A251]-1)+[parameters.$A$2]" office:value-type="float" office:value="15626254" calcext:value-type="float">
            <text:p>15626254</text:p>
          </table:table-cell>
          <table:table-cell table:formula="of:=[.C251]/[.C250]" office:value-type="float" office:value="1.01209598913125" calcext:value-type="float">
            <text:p>1.01</text:p>
          </table:table-cell>
        </table:table-row>
      </table:table>
      <table:table table:name="armor" table:style-name="ta1">
        <office:forms form:automatic-focus="false" form:apply-design-mode="false"/>
        <table:table-column table:style-name="co3" table:default-cell-style-name="Default"/>
        <table:table-column table:style-name="co7" table:default-cell-style-name="ce4"/>
        <table:table-column table:style-name="co3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4:26:31.158561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1.2$Linux_X86_64 LibreOffice_project/30$Build-2</meta:generator>
    <meta:initial-creator>Alan Witkowski</meta:initial-creator>
    <meta:creation-date>2008-06-06T09:57:50</meta:creation-date>
    <dc:date>2019-09-26T14:31:04.011216282</dc:date>
    <meta:editing-cycles>59</meta:editing-cycles>
    <meta:editing-duration>PT45M29S</meta:editing-duration>
    <meta:document-statistic meta:table-count="3" meta:cell-count="3014" meta:object-count="0"/>
    <meta:user-defined meta:name="Info 1"/>
    <meta:user-defined meta:name="Info 2"/>
    <meta:user-defined meta:name="Info 3"/>
    <meta:user-defined meta:name="Info 4"/>
  </office:meta>
</office:document-meta>
</file>